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3.9236in"/>
    </style:style>
    <style:style style:name="co3" style:family="table-column">
      <style:table-column-properties fo:break-before="auto" style:column-width="1.8547in"/>
    </style:style>
    <style:style style:name="co4" style:family="table-column">
      <style:table-column-properties fo:break-before="auto" style:column-width="0.2571in"/>
    </style:style>
    <style:style style:name="co5" style:family="table-column">
      <style:table-column-properties fo:break-before="auto" style:column-width="0.1717in"/>
    </style:style>
    <style:style style:name="co6" style:family="table-column">
      <style:table-column-properties fo:break-before="auto" style:column-width="0.3535in"/>
    </style:style>
    <style:style style:name="co7" style:family="table-column">
      <style:table-column-properties fo:break-before="auto" style:column-width="0.4819in"/>
    </style:style>
    <style:style style:name="co8" style:family="table-column">
      <style:table-column-properties fo:break-before="auto" style:column-width="2.4335in"/>
    </style:style>
    <style:style style:name="co9" style:family="table-column">
      <style:table-column-properties fo:break-before="auto" style:column-width="1.7043in"/>
    </style:style>
    <style:style style:name="co10" style:family="table-column">
      <style:table-column-properties fo:break-before="auto" style:column-width="1.7366in"/>
    </style:style>
    <style:style style:name="co11" style:family="table-column">
      <style:table-column-properties fo:break-before="auto" style:column-width="1.7154in"/>
    </style:style>
    <style:style style:name="co12" style:family="table-column">
      <style:table-column-properties fo:break-before="auto" style:column-width="1.618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4.6528in"/>
    </style:style>
    <style:style style:name="co15" style:family="table-column">
      <style:table-column-properties fo:break-before="auto" style:column-width="2.4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 style:data-style-name="N121"/>
    <style:style style:name="ce3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 style:data-style-name="N52"/>
  </office:automatic-styles>
  <office:body>
    <office:spreadsheet>
      <table:calculation-settings table:automatic-find-labels="false" table:use-regular-expressions="false" table:use-wildcards="true"/>
      <table:table table:name="DIFF" table:style-name="ta1"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 office:value-type="string" calcext:value-type="string">
            <text:p>LATEX TABLE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 table:number-columns-repeated="2"/>
          <table:table-cell table:style-name="ce1"/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OVERALL PCNT DIFF (SAL-SCL)</text:p>
          </table:table-cell>
          <table:table-cell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2"/>
          <table:table-cell table:style-name="ce2" office:value-type="string" calcext:value-type="string">
            <text:p>&amp;</text:p>
          </table:table-cell>
          <table:table-cell office:value-type="string" calcext:value-type="string">
            <text:p>Description</text:p>
          </table:table-cell>
          <table:table-cell table:number-columns-repeated="4" table:style-name="ce2" office:value-type="string" calcext:value-type="string">
            <text:p>PcntDiff (SAL-SCL)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Lamda Acceleration Safety Factor</text:p>
          </table:table-cell>
          <table:table-cell table:number-columns-repeated="4" table:style-name="ce2" office:value-type="float" office:value="0.18" calcext:value-type="float">
            <text:p>0.18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Feedrate Command (mm/s)</text:p>
          </table:table-cell>
          <table:table-cell table:style-name="ce2" office:value-type="string" calcext:value-type="string">
            <text:p>FC10</text:p>
          </table:table-cell>
          <table:table-cell table:style-name="ce2" office:value-type="string" calcext:value-type="string">
            <text:p>FC20</text:p>
          </table:table-cell>
          <table:table-cell table:style-name="ce2" office:value-type="string" calcext:value-type="string">
            <text:p>FC30</text:p>
          </table:table-cell>
          <table:table-cell table:style-name="ce2" office:value-type="string" calcext:value-type="string">
            <text:p>FC40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/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urve Type</text:p>
          </table:table-cell>
          <table:table-cell table:style-name="ce2" table:number-columns-repeated="4"/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Circle</text:p>
          </table:table-cell>
          <table:table-cell table:style-name="ce1" office:value-type="float" office:value="0.00000006652574786747" calcext:value-type="float">
            <text:p>6.652574786747E-08</text:p>
          </table:table-cell>
          <table:table-cell table:style-name="ce1" office:value-type="float" office:value="0.0000002669675295946" calcext:value-type="float">
            <text:p>2.669675295946E-07</text:p>
          </table:table-cell>
          <table:table-cell table:style-name="ce1" office:value-type="float" office:value="0.0000006006449648363" calcext:value-type="float">
            <text:p>6.006449648363E-07</text:p>
          </table:table-cell>
          <table:table-cell table:style-name="ce1" office:value-type="float" office:value="0.000001067683029848" calcext:value-type="float">
            <text:p>1.067683029848E-06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Ellipse</text:p>
          </table:table-cell>
          <table:table-cell table:style-name="ce1" office:value-type="float" office:value="0.0000004533921870933" calcext:value-type="float">
            <text:p>4.533921870933E-07</text:p>
          </table:table-cell>
          <table:table-cell table:style-name="ce1" office:value-type="float" office:value="0.000001654645936542" calcext:value-type="float">
            <text:p>1.654645936542E-06</text:p>
          </table:table-cell>
          <table:table-cell table:style-name="ce1" office:value-type="float" office:value="0.000003196048378596" calcext:value-type="float">
            <text:p>3.196048378596E-06</text:p>
          </table:table-cell>
          <table:table-cell table:style-name="ce1" office:value-type="float" office:value="0.000004984962783667" calcext:value-type="float">
            <text:p>4.984962783667E-06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Teardrop</text:p>
          </table:table-cell>
          <table:table-cell table:style-name="ce1" office:value-type="float" office:value="0.0000008931942058845" calcext:value-type="float">
            <text:p>8.931942058845E-07</text:p>
          </table:table-cell>
          <table:table-cell table:style-name="ce1" office:value-type="float" office:value="0.0000007664163788301" calcext:value-type="float">
            <text:p>7.664163788301E-07</text:p>
          </table:table-cell>
          <table:table-cell table:style-name="ce1" office:value-type="float" office:value="-0.000002921101261067" calcext:value-type="float">
            <text:p>-2.921101261067E-06</text:p>
          </table:table-cell>
          <table:table-cell table:style-name="ce1" office:value-type="float" office:value="0.00000355205036776" calcext:value-type="float">
            <text:p>3.552050367760E-06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Butterfly</text:p>
          </table:table-cell>
          <table:table-cell table:style-name="ce1" office:value-type="float" office:value="0.00004159710526812" calcext:value-type="float">
            <text:p>4.159710526812E-05</text:p>
          </table:table-cell>
          <table:table-cell table:style-name="ce1" office:value-type="float" office:value="0.00005237880543932" calcext:value-type="float">
            <text:p>5.237880543932E-05</text:p>
          </table:table-cell>
          <table:table-cell table:style-name="ce1" office:value-type="float" office:value="0.00006611735799" calcext:value-type="float">
            <text:p>6.611735799000E-05</text:p>
          </table:table-cell>
          <table:table-cell table:style-name="ce1" office:value-type="float" office:value="0.00007806770650153" calcext:value-type="float">
            <text:p>7.806770650153E-05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ilshell</text:p>
          </table:table-cell>
          <table:table-cell table:style-name="ce1" office:value-type="float" office:value="0.009396425943836" calcext:value-type="float">
            <text:p>9.396425943836E-03</text:p>
          </table:table-cell>
          <table:table-cell table:style-name="ce1" office:value-type="float" office:value="0.01512841599395" calcext:value-type="float">
            <text:p>1.512841599395E-02</text:p>
          </table:table-cell>
          <table:table-cell table:style-name="ce1" office:value-type="float" office:value="0.01829675338949" calcext:value-type="float">
            <text:p>1.829675338949E-02</text:p>
          </table:table-cell>
          <table:table-cell table:style-name="ce1" office:value-type="float" office:value="0.02018340196899" calcext:value-type="float">
            <text:p>2.018340196899E-02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kewed-Astroid</text:p>
          </table:table-cell>
          <table:table-cell table:style-name="ce1" office:value-type="float" office:value="61.63739390653" calcext:value-type="float">
            <text:p>6.163739390653E+01</text:p>
          </table:table-cell>
          <table:table-cell table:style-name="ce1" office:value-type="float" office:value="61.63758077028" calcext:value-type="float">
            <text:p>6.163758077028E+01</text:p>
          </table:table-cell>
          <table:table-cell table:style-name="ce1" office:value-type="float" office:value="61.63776660469" calcext:value-type="float">
            <text:p>6.163776660469E+01</text:p>
          </table:table-cell>
          <table:table-cell table:style-name="ce1" office:value-type="float" office:value="61.63795140613" calcext:value-type="float">
            <text:p>6.163795140613E+01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L</text:p>
          </table:table-cell>
          <table:table-cell table:style-name="ce1" office:value-type="float" office:value="-299.9999941577" calcext:value-type="float">
            <text:p>-2.999999941577E+02</text:p>
          </table:table-cell>
          <table:table-cell table:style-name="ce1" office:value-type="float" office:value="-299.9999919218" calcext:value-type="float">
            <text:p>-2.999999919218E+02</text:p>
          </table:table-cell>
          <table:table-cell table:style-name="ce1" office:value-type="float" office:value="-300.0000205782" calcext:value-type="float">
            <text:p>-3.000000205782E+02</text:p>
          </table:table-cell>
          <table:table-cell table:style-name="ce1" office:value-type="float" office:value="-300.0000035623" calcext:value-type="float">
            <text:p>-3.000000035623E+02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Ribbon-100L</text:p>
          </table:table-cell>
          <table:table-cell table:style-name="ce1" office:value-type="float" office:value="-299.9999927099" calcext:value-type="float">
            <text:p>-2.999999927099E+02</text:p>
          </table:table-cell>
          <table:table-cell table:style-name="ce1" office:value-type="float" office:value="-299.9999893265" calcext:value-type="float">
            <text:p>-2.999999893265E+02</text:p>
          </table:table-cell>
          <table:table-cell table:style-name="ce1" office:value-type="float" office:value="-299.9999955199" calcext:value-type="float">
            <text:p>-2.999999955199E+02</text:p>
          </table:table-cell>
          <table:table-cell table:style-name="ce1" office:value-type="float" office:value="-300.0000209086" calcext:value-type="float">
            <text:p>-3.000000209086E+02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AstEpi</text:p>
          </table:table-cell>
          <table:table-cell table:style-name="ce1" office:value-type="float" office:value="44.10754359858" calcext:value-type="float">
            <text:p>4.410754359858E+01</text:p>
          </table:table-cell>
          <table:table-cell table:style-name="ce1" office:value-type="float" office:value="44.10822100426" calcext:value-type="float">
            <text:p>4.410822100426E+01</text:p>
          </table:table-cell>
          <table:table-cell table:style-name="ce1" office:value-type="float" office:value="44.10846810274" calcext:value-type="float">
            <text:p>4.410846810274E+01</text:p>
          </table:table-cell>
          <table:table-cell table:style-name="ce1" office:value-type="float" office:value="44.11017113009" calcext:value-type="float">
            <text:p>4.411017113009E+01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&amp;</text:p>
          </table:table-cell>
          <table:table-cell table:style-name="ce1" office:value-type="string" calcext:value-type="string">
            <text:p>SnaHyp</text:p>
          </table:table-cell>
          <table:table-cell table:style-name="ce1" office:value-type="float" office:value="-26.73376648446" calcext:value-type="float">
            <text:p>-2.673376648446E+01</text:p>
          </table:table-cell>
          <table:table-cell table:style-name="ce1" office:value-type="float" office:value="-26.73289365118" calcext:value-type="float">
            <text:p>-2.673289365118E+01</text:p>
          </table:table-cell>
          <table:table-cell table:style-name="ce1" office:value-type="float" office:value="-26.7323946777" calcext:value-type="float">
            <text:p>-2.673239467770E+01</text:p>
          </table:table-cell>
          <table:table-cell table:style-name="ce1" office:value-type="float" office:value="-26.73223641934" calcext:value-type="float">
            <text:p>-2.673223641934E+01</text:p>
          </table:table-cell>
        </table:table-row>
        <table:table-row table:style-name="ro1">
          <table:table-cell table:number-columns-repeated="4"/>
          <table:table-cell table:style-name="ce1"/>
          <table:table-cell table:style-name="ce3"/>
          <table:table-cell table:style-name="ce2" office:value-type="string" calcext:value-type="string">
            <text:p>&amp;</text:p>
          </table:table-cell>
          <table:table-cell table:style-name="ce1" table:number-columns-repeated="3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IRCLE</text:p>
          </table:table-cell>
          <table:table-cell table:number-columns-repeated="2"/>
          <table:table-cell table:style-name="ce1"/>
          <table:table-cell table:style-name="ce3"/>
          <table:table-cell table:style-name="ce2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style-name="ce3"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FC10-L0.18-A28-CIRCLE PCNT-DIFF-ARC-CHORD-LENGTH <text:s text:c="8"/></text:p>
          </table:table-cell>
          <table:table-cell table:style-name="ce1" office:value-type="float" office:value="0.00000006652574786747" calcext:value-type="float">
            <text:p>6.652574786747E-08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CIRCLE PCNT-DIFF-ARC-CHORD-LENGTH <text:s text:c="8"/></text:p>
          </table:table-cell>
          <table:table-cell table:style-name="ce1" office:value-type="float" office:value="0.0000002669675295946" calcext:value-type="float">
            <text:p>2.669675295946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CIRCLE PCNT-DIFF-ARC-CHORD-LENGTH <text:s text:c="8"/></text:p>
          </table:table-cell>
          <table:table-cell table:style-name="ce1" office:value-type="float" office:value="0.0000006006449648363" calcext:value-type="float">
            <text:p>6.006449648363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CIRCLE PCNT-DIFF-ARC-CHORD-LENGTH <text:s text:c="8"/></text:p>
          </table:table-cell>
          <table:table-cell table:style-name="ce1" office:value-type="float" office:value="0.000001067683029848" calcext:value-type="float">
            <text:p>1.067683029848E-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LLIPSE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FC10-L0.18-A28-ELLIPSE PCNT-DIFF-ARC-CHORD-LENGTH <text:s text:c="8"/></text:p>
          </table:table-cell>
          <table:table-cell table:style-name="ce1" office:value-type="float" office:value="0.0000004533921870933" calcext:value-type="float">
            <text:p>4.533921870933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ELLIPSE PCNT-DIFF-ARC-CHORD-LENGTH <text:s text:c="8"/></text:p>
          </table:table-cell>
          <table:table-cell table:style-name="ce1" office:value-type="float" office:value="0.000001654645936542" calcext:value-type="float">
            <text:p>1.654645936542E-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ELLIPSE PCNT-DIFF-ARC-CHORD-LENGTH <text:s text:c="8"/></text:p>
          </table:table-cell>
          <table:table-cell table:style-name="ce1" office:value-type="float" office:value="0.000003196048378596" calcext:value-type="float">
            <text:p>3.196048378596E-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ELLIPSE PCNT-DIFF-ARC-CHORD-LENGTH <text:s text:c="8"/></text:p>
          </table:table-cell>
          <table:table-cell table:style-name="ce1" office:value-type="float" office:value="0.000004984962783667" calcext:value-type="float">
            <text:p>4.984962783667E-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TEARDROP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FC10-L0.18-A28-TEARDROP PCNT-DIFF-ARC-CHORD-LENGTH <text:s text:c="8"/></text:p>
          </table:table-cell>
          <table:table-cell table:style-name="ce1" office:value-type="float" office:value="0.0000008931942058845" calcext:value-type="float">
            <text:p>8.931942058845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TEARDROP PCNT-DIFF-ARC-CHORD-LENGTH <text:s text:c="8"/></text:p>
          </table:table-cell>
          <table:table-cell table:style-name="ce1" office:value-type="float" office:value="0.0000007664163788301" calcext:value-type="float">
            <text:p>7.664163788301E-07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TEARDROP PCNT-DIFF-ARC-CHORD-LENGTH <text:s text:c="8"/></text:p>
          </table:table-cell>
          <table:table-cell table:style-name="ce1" office:value-type="float" office:value="-0.000002921101261067" calcext:value-type="float">
            <text:p>-2.921101261067E-06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TEARDROP PCNT-DIFF-ARC-CHORD-LENGTH <text:s text:c="8"/></text:p>
          </table:table-cell>
          <table:table-cell table:style-name="ce1" office:value-type="float" office:value="0.00000355205036776" calcext:value-type="float">
            <text:p>3.552050367760E-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UTTERFLY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FC10-L0.18-A28-BUTTERFLY PCNT-DIFF-ARC-CHORD-LENGTH <text:s text:c="8"/></text:p>
          </table:table-cell>
          <table:table-cell table:style-name="ce1" office:value-type="float" office:value="0.00004159710526812" calcext:value-type="float">
            <text:p>4.159710526812E-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BUTTERFLY PCNT-DIFF-ARC-CHORD-LENGTH <text:s text:c="8"/></text:p>
          </table:table-cell>
          <table:table-cell table:style-name="ce1" office:value-type="float" office:value="0.00005237880543932" calcext:value-type="float">
            <text:p>5.237880543932E-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BUTTERFLY PCNT-DIFF-ARC-CHORD-LENGTH <text:s text:c="8"/></text:p>
          </table:table-cell>
          <table:table-cell table:style-name="ce1" office:value-type="float" office:value="0.00006611735799" calcext:value-type="float">
            <text:p>6.611735799000E-0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BUTTERFLY PCNT-DIFF-ARC-CHORD-LENGTH <text:s text:c="8"/></text:p>
          </table:table-cell>
          <table:table-cell table:style-name="ce1" office:value-type="float" office:value="0.00007806770650153" calcext:value-type="float">
            <text:p>7.806770650153E-0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NAILSHELL</text:p>
          </table:table-cell>
          <table:table-cell table:style-name="ce1"/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/>
          <table:table-cell office:value-type="string" calcext:value-type="string">
            <text:p>FC10-L0.18-A28-SNAILSHELL PCNT-DIFF-ARC-CHORD-LENGTH <text:s text:c="8"/></text:p>
          </table:table-cell>
          <table:table-cell table:style-name="ce1" office:value-type="float" office:value="0.009396425943836" calcext:value-type="float">
            <text:p>9.396425943836E-0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SNAILSHELL PCNT-DIFF-ARC-CHORD-LENGTH <text:s text:c="8"/></text:p>
          </table:table-cell>
          <table:table-cell table:style-name="ce1" office:value-type="float" office:value="0.01512841599395" calcext:value-type="float">
            <text:p>1.512841599395E-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SNAILSHELL PCNT-DIFF-ARC-CHORD-LENGTH <text:s text:c="8"/></text:p>
          </table:table-cell>
          <table:table-cell table:style-name="ce1" office:value-type="float" office:value="0.01829675338949" calcext:value-type="float">
            <text:p>1.829675338949E-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SNAILSHELL PCNT-DIFF-ARC-CHORD-LENGTH <text:s text:c="8"/></text:p>
          </table:table-cell>
          <table:table-cell table:style-name="ce1" office:value-type="float" office:value="0.02018340196899" calcext:value-type="float">
            <text:p>2.018340196899E-02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/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KEWED ASTROID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10-L0.18-A28-SKEWEDASTROID PCNT-DIFF-ARC-CHORD-LENGTH <text:s text:c="8"/></text:p>
          </table:table-cell>
          <table:table-cell table:style-name="ce1" office:value-type="float" office:value="61.63739390653" calcext:value-type="float">
            <text:p>6.163739390653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SKEWEDASTROID PCNT-DIFF-ARC-CHORD-LENGTH <text:s text:c="8"/></text:p>
          </table:table-cell>
          <table:table-cell table:style-name="ce1" office:value-type="float" office:value="61.63758077028" calcext:value-type="float">
            <text:p>6.163758077028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SKEWEDASTROID PCNT-DIFF-ARC-CHORD-LENGTH <text:s text:c="8"/></text:p>
          </table:table-cell>
          <table:table-cell table:style-name="ce1" office:value-type="float" office:value="61.63776660469" calcext:value-type="float">
            <text:p>6.163776660469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SKEWEDASTROID PCNT-DIFF-ARC-CHORD-LENGTH <text:s text:c="8"/></text:p>
          </table:table-cell>
          <table:table-cell table:style-name="ce1" office:value-type="float" office:value="61.63795140613" calcext:value-type="float">
            <text:p>6.163795140613E+0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IBBON-10L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10-L0.18-A28-RIBBON-10L PCNT-DIFF-ARC-CHORD-LENGTH <text:s text:c="8"/></text:p>
          </table:table-cell>
          <table:table-cell table:style-name="ce1" office:value-type="float" office:value="-299.9999941577" calcext:value-type="float">
            <text:p>-2.999999941577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RIBBON-10L PCNT-DIFF-ARC-CHORD-LENGTH <text:s text:c="8"/></text:p>
          </table:table-cell>
          <table:table-cell table:style-name="ce1" office:value-type="float" office:value="-299.9999919218" calcext:value-type="float">
            <text:p>-2.999999919218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RIBBON-10L PCNT-DIFF-ARC-CHORD-LENGTH <text:s text:c="8"/></text:p>
          </table:table-cell>
          <table:table-cell table:style-name="ce1" office:value-type="float" office:value="-300.0000205782" calcext:value-type="float">
            <text:p>-3.000000205782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RIBBON-10L PCNT-DIFF-ARC-CHORD-LENGTH <text:s text:c="8"/></text:p>
          </table:table-cell>
          <table:table-cell table:style-name="ce1" office:value-type="float" office:value="-300.0000035623" calcext:value-type="float">
            <text:p>-3.000000035623E+0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IBBON-100L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10-L0.18-A28-RIBBON-100L PCNT-DIFF-ARC-CHORD-LENGTH <text:s text:c="8"/></text:p>
          </table:table-cell>
          <table:table-cell table:style-name="ce1" office:value-type="float" office:value="-299.9999927099" calcext:value-type="float">
            <text:p>-2.999999927099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RIBBON-100L PCNT-DIFF-ARC-CHORD-LENGTH <text:s text:c="8"/></text:p>
          </table:table-cell>
          <table:table-cell table:style-name="ce1" office:value-type="float" office:value="-299.9999893265" calcext:value-type="float">
            <text:p>-2.999999893265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RIBBON-100L PCNT-DIFF-ARC-CHORD-LENGTH <text:s text:c="8"/></text:p>
          </table:table-cell>
          <table:table-cell table:style-name="ce1" office:value-type="float" office:value="-299.9999955199" calcext:value-type="float">
            <text:p>-2.999999955199E+0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RIBBON-100L PCNT-DIFF-ARC-CHORD-LENGTH <text:s text:c="8"/></text:p>
          </table:table-cell>
          <table:table-cell table:style-name="ce1" office:value-type="float" office:value="-300.0000209086" calcext:value-type="float">
            <text:p>-3.000000209086E+0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STEPI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10-L0.18-A28-ASTEPI PCNT-DIFF-ARC-CHORD-LENGTH <text:s text:c="8"/></text:p>
          </table:table-cell>
          <table:table-cell table:style-name="ce1" office:value-type="float" office:value="44.10754359858" calcext:value-type="float">
            <text:p>4.410754359858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ASTEPI PCNT-DIFF-ARC-CHORD-LENGTH <text:s text:c="8"/></text:p>
          </table:table-cell>
          <table:table-cell table:style-name="ce1" office:value-type="float" office:value="44.10822100426" calcext:value-type="float">
            <text:p>4.410822100426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30-L0.18-A28-ASTEPI PCNT-DIFF-ARC-CHORD-LENGTH <text:s text:c="8"/></text:p>
          </table:table-cell>
          <table:table-cell table:style-name="ce1" office:value-type="float" office:value="44.10846810274" calcext:value-type="float">
            <text:p>4.410846810274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40-L0.18-A28-ASTEPI PCNT-DIFF-ARC-CHORD-LENGTH <text:s text:c="8"/></text:p>
          </table:table-cell>
          <table:table-cell table:style-name="ce1" office:value-type="float" office:value="44.11017113009" calcext:value-type="float">
            <text:p>4.411017113009E+0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NAHYP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FC10-L0.18-A28-SNAHYP PCNT-DIFF-ARC-CHORD-LENGTH <text:s text:c="8"/></text:p>
          </table:table-cell>
          <table:table-cell table:style-name="ce1" office:value-type="float" office:value="-26.73376648446" calcext:value-type="float">
            <text:p>-2.673376648446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0-L0.18-A28-SNAHYP PCNT-DIFF-ARC-CHORD-LENGTH <text:s text:c="8"/></text:p>
          </table:table-cell>
          <table:table-cell table:style-name="ce1" office:value-type="float" office:value="-26.73289365118" calcext:value-type="float">
            <text:p>-2.673289365118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5-L0.18-A28-SNAHYP PCNT-DIFF-ARC-CHORD-LENGTH <text:s text:c="8"/></text:p>
          </table:table-cell>
          <table:table-cell table:style-name="ce1" office:value-type="float" office:value="-26.7323946777" calcext:value-type="float">
            <text:p>-2.673239467770E+0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C28-L0.18-A28-SNAHYP PCNT-DIFF-ARC-CHORD-LENGTH <text:s text:c="8"/></text:p>
          </table:table-cell>
          <table:table-cell table:style-name="ce1" office:value-type="float" office:value="-26.73223641934" calcext:value-type="float">
            <text:p>-2.673223641934E+01</text:p>
          </table:table-cell>
          <table:table-cell table:number-columns-repeated="9"/>
        </table:table-row>
        <table:table-row table:style-name="ro1" table:number-rows-repeated="104848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ALL SUMMARY" table:style-name="ta1">
        <table:table-column table:style-name="co13" table:number-columns-repeated="2" table:default-cell-style-name="Default"/>
        <table:table-column table:style-name="co13" table:visibility="collapse" table:number-columns-repeated="2" table:default-cell-style-name="Default"/>
        <table:table-column table:style-name="co14" table:default-cell-style-name="Default"/>
        <table:table-column table:style-name="co15" table:default-cell-style-name="ce1"/>
        <table:table-column table:style-name="co13" table:default-cell-style-name="Default"/>
        <table:table-row table:style-name="ro1">
          <table:table-cell table:number-columns-repeated="5"/>
          <table:table-cell table:style-name="Default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) CIRC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TOTAL-INTERPOLATED-POINTS <text:s text:c="9"/></text:p>
          </table:table-cell>
          <table:table-cell office:value-type="float" office:value="49641" calcext:value-type="float">
            <text:p>4.964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-(mm) <text:s text:c="14"/></text:p>
          </table:table-cell>
          <table:table-cell office:value-type="float" office:value="0.001093913738449" calcext:value-type="float">
            <text:p>1.09391373844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TOT-INTERPOL-PNTS <text:s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LENGTH-(mm) <text:s text:c="15"/></text:p>
          </table:table-cell>
          <table:table-cell office:value-type="float" office:value="496.3785816452" calcext:value-type="float">
            <text:p>4.96378581645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CHORD-LENGTH-(mm) <text:s text:c="13"/></text:p>
          </table:table-cell>
          <table:table-cell office:value-type="float" office:value="496.378581315" calcext:value-type="float">
            <text:p>4.9637858131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DIFF-ARC-LENGTH-CHORD-LENGTH-(mm) <text:s/></text:p>
          </table:table-cell>
          <table:table-cell office:value-type="float" office:value="0.0000003302195636934" calcext:value-type="float">
            <text:p>3.30219563693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PCNT-DIFF-ARC-CHORD-LENGTH <text:s text:c="8"/></text:p>
          </table:table-cell>
          <table:table-cell office:value-type="float" office:value="0.00000006652574786747" calcext:value-type="float">
            <text:p>6.6525747867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CHORD-ERROR/SUM-CHORD-LENGTH <text:s text:c="2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THETA-(rad) <text:s text:c="15"/></text:p>
          </table:table-cell>
          <table:table-cell office:value-type="float" office:value="6.283146611127" calcext:value-type="float">
            <text:p>6.2831466111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-(mm2) <text:s text:c="16"/></text:p>
          </table:table-cell>
          <table:table-cell office:value-type="float" office:value="0.00005235292684461" calcext:value-type="float">
            <text:p>5.23529268446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SUM-ARC-AREA/SUM-CHORD-LENGTH <text:s text:c="5"/></text:p>
          </table:table-cell>
          <table:table-cell office:value-type="float" office:value="0.000002203789163406" calcext:value-type="float">
            <text:p>2.20378916340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CIRCLE AVG-CHORD-ERROR-(mm) <text:s text:c="14"/></text:p>
          </table:table-cell>
          <table:table-cell office:value-type="float" office:value="0.00000002203694074232" calcext:value-type="float">
            <text:p>2.203694074232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LENGTH-(mm) <text:s text:c="15"/></text:p>
          </table:table-cell>
          <table:table-cell office:value-type="float" office:value="0.009999568526293" calcext:value-type="float">
            <text:p>9.99956852629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CHORD-LENGTH-(mm) <text:s text:c="13"/></text:p>
          </table:table-cell>
          <table:table-cell office:value-type="float" office:value="0.009999568519641" calcext:value-type="float">
            <text:p>9.99956851964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THETA-(rad) <text:s text:c="15"/></text:p>
          </table:table-cell>
          <table:table-cell office:value-type="float" office:value="0.0001265742669445" calcext:value-type="float">
            <text:p>1.26574266944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CIRCLE AVG-ARC-AREA-(mm2) <text:s text:c="16"/></text:p>
          </table:table-cell>
          <table:table-cell office:value-type="float" office:value="0.000000001054652031519" calcext:value-type="float">
            <text:p>1.054652031519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2023-10-05 02:49:35.447825261 Total-program-run-duration </text:p>
          </table:table-cell>
          <table:table-cell office:value-type="string" calcext:value-type="string">
            <text:p><text:s/>17.277667419 seconds.</text:p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TOTAL-INTERPOLATED-POINTS <text:s text:c="9"/></text:p>
          </table:table-cell>
          <table:table-cell office:value-type="float" office:value="24822" calcext:value-type="float">
            <text:p>2.482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-(mm) <text:s text:c="14"/></text:p>
          </table:table-cell>
          <table:table-cell office:value-type="float" office:value="0.002187639876" calcext:value-type="float">
            <text:p>2.18763987600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TOT-INTERPOL-PNTS <text:s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LENGTH-(mm) <text:s text:c="15"/></text:p>
          </table:table-cell>
          <table:table-cell office:value-type="float" office:value="496.3771594934" calcext:value-type="float">
            <text:p>4.9637715949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CHORD-LENGTH-(mm) <text:s text:c="13"/></text:p>
          </table:table-cell>
          <table:table-cell office:value-type="float" office:value="496.3771581682" calcext:value-type="float">
            <text:p>4.96377158168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DIFF-ARC-LENGTH-CHORD-LENGTH-(mm) <text:s/></text:p>
          </table:table-cell>
          <table:table-cell office:value-type="float" office:value="0.000001325165840171" calcext:value-type="float">
            <text:p>1.325165840171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PCNT-DIFF-ARC-CHORD-LENGTH <text:s text:c="8"/></text:p>
          </table:table-cell>
          <table:table-cell office:value-type="float" office:value="0.0000002669675295946" calcext:value-type="float">
            <text:p>2.66967529594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CHORD-ERROR/SUM-CHORD-LENGTH <text:s text:c="2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THETA-(rad) <text:s text:c="15"/></text:p>
          </table:table-cell>
          <table:table-cell office:value-type="float" office:value="6.283002050952" calcext:value-type="float">
            <text:p>6.28300205095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-(mm2) <text:s text:c="16"/></text:p>
          </table:table-cell>
          <table:table-cell office:value-type="float" office:value="0.0002093803820914" calcext:value-type="float">
            <text:p>2.09380382091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SUM-ARC-AREA/SUM-CHORD-LENGTH <text:s text:c="5"/></text:p>
          </table:table-cell>
          <table:table-cell office:value-type="float" office:value="0.000004407213023407" calcext:value-type="float">
            <text:p>4.40721302340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CIRCLE AVG-CHORD-ERROR-(mm) <text:s text:c="14"/></text:p>
          </table:table-cell>
          <table:table-cell office:value-type="float" office:value="0.00000008813665347893" calcext:value-type="float">
            <text:p>8.81366534789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LENGTH-(mm) <text:s text:c="15"/></text:p>
          </table:table-cell>
          <table:table-cell office:value-type="float" office:value="0.01999827402173" calcext:value-type="float">
            <text:p>1.9998274021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CHORD-LENGTH-(mm) <text:s text:c="13"/></text:p>
          </table:table-cell>
          <table:table-cell office:value-type="float" office:value="0.01999827396834" calcext:value-type="float">
            <text:p>1.999827396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THETA-(rad) <text:s text:c="15"/></text:p>
          </table:table-cell>
          <table:table-cell office:value-type="float" office:value="0.0002531325108155" calcext:value-type="float">
            <text:p>2.53132510815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CIRCLE AVG-ARC-AREA-(mm2) <text:s text:c="16"/></text:p>
          </table:table-cell>
          <table:table-cell office:value-type="float" office:value="0.000000008435614281914" calcext:value-type="float">
            <text:p>8.43561428191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2:35.17" calcext:value-type="date">
            <text:p>2023-10-05 03:12:3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16016343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TOTAL-INTERPOLATED-POINTS <text:s text:c="9"/></text:p>
          </table:table-cell>
          <table:table-cell office:value-type="float" office:value="16549" calcext:value-type="float">
            <text:p>1.654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-(mm) <text:s text:c="14"/></text:p>
          </table:table-cell>
          <table:table-cell office:value-type="float" office:value="0.003281178287065" calcext:value-type="float">
            <text:p>3.28117828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TOT-INTERPOL-PNTS <text:s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LENGTH-(mm) <text:s text:c="15"/></text:p>
          </table:table-cell>
          <table:table-cell office:value-type="float" office:value="496.3757335444" calcext:value-type="float">
            <text:p>4.9637573354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CHORD-LENGTH-(mm) <text:s text:c="13"/></text:p>
          </table:table-cell>
          <table:table-cell office:value-type="float" office:value="496.375730563" calcext:value-type="float">
            <text:p>4.96375730563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DIFF-ARC-LENGTH-CHORD-LENGTH-(mm) <text:s/></text:p>
          </table:table-cell>
          <table:table-cell office:value-type="float" office:value="0.000002981455850204" calcext:value-type="float">
            <text:p>2.981455850204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PCNT-DIFF-ARC-CHORD-LENGTH <text:s text:c="8"/></text:p>
          </table:table-cell>
          <table:table-cell office:value-type="float" office:value="0.0000006006449648363" calcext:value-type="float">
            <text:p>6.0064496483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CHORD-ERROR/SUM-CHORD-LENGTH <text:s text:c="2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THETA-(rad) <text:s text:c="15"/></text:p>
          </table:table-cell>
          <table:table-cell office:value-type="float" office:value="6.282857458743" calcext:value-type="float">
            <text:p>6.28285745874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-(mm2) <text:s text:c="16"/></text:p>
          </table:table-cell>
          <table:table-cell office:value-type="float" office:value="0.0004710353817982" calcext:value-type="float">
            <text:p>4.7103538179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SUM-ARC-AREA/SUM-CHORD-LENGTH <text:s text:c="5"/></text:p>
          </table:table-cell>
          <table:table-cell office:value-type="float" office:value="0.00000661027138322" calcext:value-type="float">
            <text:p>6.61027138322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CIRCLE AVG-CHORD-ERROR-(mm) <text:s text:c="14"/></text:p>
          </table:table-cell>
          <table:table-cell office:value-type="float" office:value="0.0000001982824683989" calcext:value-type="float">
            <text:p>1.982824683989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LENGTH-(mm) <text:s text:c="15"/></text:p>
          </table:table-cell>
          <table:table-cell office:value-type="float" office:value="0.02999611636116" calcext:value-type="float">
            <text:p>2.9996116361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CHORD-LENGTH-(mm) <text:s text:c="13"/></text:p>
          </table:table-cell>
          <table:table-cell office:value-type="float" office:value="0.02999611618099" calcext:value-type="float">
            <text:p>2.999611618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THETA-(rad) <text:s text:c="15"/></text:p>
          </table:table-cell>
          <table:table-cell office:value-type="float" office:value="0.0003796747316136" calcext:value-type="float">
            <text:p>3.7967473161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CIRCLE AVG-ARC-AREA-(mm2) <text:s text:c="16"/></text:p>
          </table:table-cell>
          <table:table-cell office:value-type="float" office:value="0.00000002846479222856" calcext:value-type="float">
            <text:p>2.8464792228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18:43.48" calcext:value-type="date">
            <text:p>2023-10-05 03:18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.39937153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TOTAL-INTERPOLATED-POINTS <text:s text:c="9"/></text:p>
          </table:table-cell>
          <table:table-cell office:value-type="float" office:value="12413" calcext:value-type="float">
            <text:p>1.241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-(mm) <text:s text:c="14"/></text:p>
          </table:table-cell>
          <table:table-cell office:value-type="float" office:value="0.004374701201686" calcext:value-type="float">
            <text:p>4.37470120168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TOT-INTERPOL-PNTS <text:s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LENGTH-(mm) <text:s text:c="15"/></text:p>
          </table:table-cell>
          <table:table-cell office:value-type="float" office:value="496.3942987341" calcext:value-type="float">
            <text:p>4.96394298734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CHORD-LENGTH-(mm) <text:s text:c="13"/></text:p>
          </table:table-cell>
          <table:table-cell office:value-type="float" office:value="496.3942934342" calcext:value-type="float">
            <text:p>4.96394293434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DIFF-ARC-LENGTH-CHORD-LENGTH-(mm) <text:s/></text:p>
          </table:table-cell>
          <table:table-cell office:value-type="float" office:value="0.000005299917688717" calcext:value-type="float">
            <text:p>5.299917688717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PCNT-DIFF-ARC-CHORD-LENGTH <text:s text:c="8"/></text:p>
          </table:table-cell>
          <table:table-cell office:value-type="float" office:value="0.000001067683029848" calcext:value-type="float">
            <text:p>1.06768302984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CHORD-ERROR/SUM-CHORD-LENGTH <text:s text:c="2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THETA-(rad) <text:s text:c="15"/></text:p>
          </table:table-cell>
          <table:table-cell office:value-type="float" office:value="6.282965934945" calcext:value-type="float">
            <text:p>6.28296593494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-(mm2) <text:s text:c="16"/></text:p>
          </table:table-cell>
          <table:table-cell office:value-type="float" office:value="0.0008373046676549" calcext:value-type="float">
            <text:p>8.37304667654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SUM-ARC-AREA/SUM-CHORD-LENGTH <text:s text:c="5"/></text:p>
          </table:table-cell>
          <table:table-cell office:value-type="float" office:value="0.00000881295627196" calcext:value-type="float">
            <text:p>8.8129562719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CIRCLE AVG-CHORD-ERROR-(mm) <text:s text:c="14"/></text:p>
          </table:table-cell>
          <table:table-cell office:value-type="float" office:value="0.0000003524573962041" calcext:value-type="float">
            <text:p>3.52457396204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LENGTH-(mm) <text:s text:c="15"/></text:p>
          </table:table-cell>
          <table:table-cell office:value-type="float" office:value="0.03999309528956" calcext:value-type="float">
            <text:p>3.99930952895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CHORD-LENGTH-(mm) <text:s text:c="13"/></text:p>
          </table:table-cell>
          <table:table-cell office:value-type="float" office:value="0.03999309486257" calcext:value-type="float">
            <text:p>3.9993094862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THETA-(rad) <text:s text:c="15"/></text:p>
          </table:table-cell>
          <table:table-cell office:value-type="float" office:value="0.0005062009293381" calcext:value-type="float">
            <text:p>5.06200929338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CIRCLE AVG-ARC-AREA-(mm2) <text:s text:c="16"/></text:p>
          </table:table-cell>
          <table:table-cell office:value-type="float" office:value="0.0000000674592867914" calcext:value-type="float">
            <text:p>6.7459286791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23:14.25" calcext:value-type="date">
            <text:p>2023-10-05 03:23:1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05392500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2) ELLIPS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TOTAL-INTERPOLATED-POINTS <text:s text:c="9"/></text:p>
          </table:table-cell>
          <table:table-cell office:value-type="float" office:value="21575" calcext:value-type="float">
            <text:p>2.15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-(mm) <text:s text:c="14"/></text:p>
          </table:table-cell>
          <table:table-cell office:value-type="float" office:value="0.002990951697698" calcext:value-type="float">
            <text:p>2.990951697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TOT-INTERPOL-PNTS <text:s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LENGTH-(mm) <text:s text:c="15"/></text:p>
          </table:table-cell>
          <table:table-cell office:value-type="float" office:value="215.6436635306" calcext:value-type="float">
            <text:p>2.1564366353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LENGTH-(mm) <text:s text:c="13"/></text:p>
          </table:table-cell>
          <table:table-cell office:value-type="float" office:value="215.6436625529" calcext:value-type="float">
            <text:p>2.1564366255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DIFF-ARC-LENGTH-CHORD-LENGTH-(mm) <text:s/></text:p>
          </table:table-cell>
          <table:table-cell office:value-type="float" office:value="0.0000009777115224097" calcext:value-type="float">
            <text:p>9.77711522409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PCNT-DIFF-ARC-CHORD-LENGTH <text:s text:c="8"/></text:p>
          </table:table-cell>
          <table:table-cell office:value-type="float" office:value="0.0000004533921870933" calcext:value-type="float">
            <text:p>4.53392187093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CHORD-ERROR/SUM-CHORD-LENGTH <text:s text:c="2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THETA-(rad) <text:s text:c="15"/></text:p>
          </table:table-cell>
          <table:table-cell office:value-type="float" office:value="6.280515723261" calcext:value-type="float">
            <text:p>6.28051572326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-(mm2) <text:s text:c="16"/></text:p>
          </table:table-cell>
          <table:table-cell office:value-type="float" office:value="0.00005185017589366" calcext:value-type="float">
            <text:p>5.1850175893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SUM-ARC-AREA/SUM-CHORD-LENGTH <text:s text:c="5"/></text:p>
          </table:table-cell>
          <table:table-cell office:value-type="float" office:value="0.00001386987988559" calcext:value-type="float">
            <text:p>1.3869879885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ERROR-(mm) <text:s text:c="14"/></text:p>
          </table:table-cell>
          <table:table-cell office:value-type="float" office:value="0.0000001386368637108" calcext:value-type="float">
            <text:p>1.38636863710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LENGTH-(mm) <text:s text:c="15"/></text:p>
          </table:table-cell>
          <table:table-cell office:value-type="float" office:value="0.009995534603255" calcext:value-type="float">
            <text:p>9.99553460325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CHORD-LENGTH-(mm) <text:s text:c="13"/></text:p>
          </table:table-cell>
          <table:table-cell office:value-type="float" office:value="0.009995534557936" calcext:value-type="float">
            <text:p>9.9955345579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THETA-(rad) <text:s text:c="15"/></text:p>
          </table:table-cell>
          <table:table-cell office:value-type="float" office:value="0.0002911150330611" calcext:value-type="float">
            <text:p>2.91115033061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ELLIPSE AVG-ARC-AREA-(mm2) <text:s text:c="16"/></text:p>
          </table:table-cell>
          <table:table-cell office:value-type="float" office:value="0.00000000240336404439" calcext:value-type="float">
            <text:p>2.40336404439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39:29.9" calcext:value-type="date">
            <text:p>2023-10-05 03:39:2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1343987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TOTAL-INTERPOLATED-POINTS <text:s text:c="9"/></text:p>
          </table:table-cell>
          <table:table-cell office:value-type="float" office:value="11296" calcext:value-type="float">
            <text:p>1.129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-(mm) <text:s text:c="14"/></text:p>
          </table:table-cell>
          <table:table-cell office:value-type="float" office:value="0.005148661124856" calcext:value-type="float">
            <text:p>5.1486611248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TOT-INTERPOL-PNTS <text:s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LENGTH-(mm) <text:s text:c="15"/></text:p>
          </table:table-cell>
          <table:table-cell office:value-type="float" office:value="215.6499394203" calcext:value-type="float">
            <text:p>2.156499394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LENGTH-(mm) <text:s text:c="13"/></text:p>
          </table:table-cell>
          <table:table-cell office:value-type="float" office:value="215.6499358521" calcext:value-type="float">
            <text:p>2.1564993585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DIFF-ARC-LENGTH-CHORD-LENGTH-(mm) <text:s/></text:p>
          </table:table-cell>
          <table:table-cell office:value-type="float" office:value="0.000003568242959773" calcext:value-type="float">
            <text:p>3.568242959773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PCNT-DIFF-ARC-CHORD-LENGTH <text:s text:c="8"/></text:p>
          </table:table-cell>
          <table:table-cell office:value-type="float" office:value="0.000001654645936542" calcext:value-type="float">
            <text:p>1.6546459365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CHORD-ERROR/SUM-CHORD-LENGTH <text:s text:c="2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THETA-(rad) <text:s text:c="15"/></text:p>
          </table:table-cell>
          <table:table-cell office:value-type="float" office:value="6.283169115421" calcext:value-type="float">
            <text:p>6.2831691154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-(mm2) <text:s text:c="16"/></text:p>
          </table:table-cell>
          <table:table-cell office:value-type="float" office:value="0.0001275076043292" calcext:value-type="float">
            <text:p>1.27507604329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SUM-ARC-AREA/SUM-CHORD-LENGTH <text:s text:c="5"/></text:p>
          </table:table-cell>
          <table:table-cell office:value-type="float" office:value="0.00002387508767166" calcext:value-type="float">
            <text:p>2.38750876716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ERROR-(mm) <text:s text:c="14"/></text:p>
          </table:table-cell>
          <table:table-cell office:value-type="float" office:value="0.000000455835424954" calcext:value-type="float">
            <text:p>4.55835424954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LENGTH-(mm) <text:s text:c="15"/></text:p>
          </table:table-cell>
          <table:table-cell office:value-type="float" office:value="0.01909251345023" calcext:value-type="float">
            <text:p>1.90925134502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CHORD-LENGTH-(mm) <text:s text:c="13"/></text:p>
          </table:table-cell>
          <table:table-cell office:value-type="float" office:value="0.01909251313431" calcext:value-type="float">
            <text:p>1.9092513134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THETA-(rad) <text:s text:c="15"/></text:p>
          </table:table-cell>
          <table:table-cell office:value-type="float" office:value="0.0005562788061462" calcext:value-type="float">
            <text:p>5.5627880614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ELLIPSE AVG-ARC-AREA-(mm2) <text:s text:c="16"/></text:p>
          </table:table-cell>
          <table:table-cell office:value-type="float" office:value="0.00000001128885385827" calcext:value-type="float">
            <text:p>1.12888538582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03:46:16.65" calcext:value-type="date">
            <text:p>2023-10-05 03:46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6330517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TOTAL-INTERPOLATED-POINTS <text:s text:c="9"/></text:p>
          </table:table-cell>
          <table:table-cell office:value-type="float" office:value="8338" calcext:value-type="float">
            <text:p>8.33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-(mm) <text:s text:c="14"/></text:p>
          </table:table-cell>
          <table:table-cell office:value-type="float" office:value="0.006561982225601" calcext:value-type="float">
            <text:p>6.56198222560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TOT-INTERPOL-PNTS <text:s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LENGTH-(mm) <text:s text:c="15"/></text:p>
          </table:table-cell>
          <table:table-cell office:value-type="float" office:value="215.6478495089" calcext:value-type="float">
            <text:p>2.15647849508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LENGTH-(mm) <text:s text:c="13"/></text:p>
          </table:table-cell>
          <table:table-cell office:value-type="float" office:value="215.6478426167" calcext:value-type="float">
            <text:p>2.15647842616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DIFF-ARC-LENGTH-CHORD-LENGTH-(mm) <text:s/></text:p>
          </table:table-cell>
          <table:table-cell office:value-type="float" office:value="0.000006892209597709" calcext:value-type="float">
            <text:p>6.892209597709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PCNT-DIFF-ARC-CHORD-LENGTH <text:s text:c="8"/></text:p>
          </table:table-cell>
          <table:table-cell office:value-type="float" office:value="0.000003196048378596" calcext:value-type="float">
            <text:p>3.19604837859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CHORD-ERROR/SUM-CHORD-LENGTH <text:s text:c="2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THETA-(rad) <text:s text:c="15"/></text:p>
          </table:table-cell>
          <table:table-cell office:value-type="float" office:value="6.282291919271" calcext:value-type="float">
            <text:p>6.28229191927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-(mm2) <text:s text:c="16"/></text:p>
          </table:table-cell>
          <table:table-cell office:value-type="float" office:value="0.0001849039783361" calcext:value-type="float">
            <text:p>1.849039783361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SUM-ARC-AREA/SUM-CHORD-LENGTH <text:s text:c="5"/></text:p>
          </table:table-cell>
          <table:table-cell office:value-type="float" office:value="0.00003042915776933" calcext:value-type="float">
            <text:p>3.04291577693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ERROR-(mm) <text:s text:c="14"/></text:p>
          </table:table-cell>
          <table:table-cell office:value-type="float" office:value="0.0000007870915467915" calcext:value-type="float">
            <text:p>7.87091546791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LENGTH-(mm) <text:s text:c="15"/></text:p>
          </table:table-cell>
          <table:table-cell office:value-type="float" office:value="0.02586636074235" calcext:value-type="float">
            <text:p>2.58663607423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CHORD-LENGTH-(mm) <text:s text:c="13"/></text:p>
          </table:table-cell>
          <table:table-cell office:value-type="float" office:value="0.02586635991565" calcext:value-type="float">
            <text:p>2.58663599156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THETA-(rad) <text:s text:c="15"/></text:p>
          </table:table-cell>
          <table:table-cell office:value-type="float" office:value="0.0007535434711852" calcext:value-type="float">
            <text:p>7.53543471185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ELLIPSE AVG-ARC-AREA-(mm2) <text:s text:c="16"/></text:p>
          </table:table-cell>
          <table:table-cell office:value-type="float" office:value="0.00000002217871876407" calcext:value-type="float">
            <text:p>2.2178718764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3:04.26" calcext:value-type="date">
            <text:p>2023-10-05 10:23:04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1.04142606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-(mm) <text:s text:c="14"/></text:p>
          </table:table-cell>
          <table:table-cell office:value-type="float" office:value="0.007331840610025" calcext:value-type="float">
            <text:p>7.331840610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TOT-INTERPOL-PNTS <text:s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LENGTH-(mm) <text:s text:c="15"/></text:p>
          </table:table-cell>
          <table:table-cell office:value-type="float" office:value="215.6438658943" calcext:value-type="float">
            <text:p>2.1564386589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LENGTH-(mm) <text:s text:c="13"/></text:p>
          </table:table-cell>
          <table:table-cell office:value-type="float" office:value="215.6438551446" calcext:value-type="float">
            <text:p>2.15643855144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DIFF-ARC-LENGTH-CHORD-LENGTH-(mm) <text:s/></text:p>
          </table:table-cell>
          <table:table-cell office:value-type="float" office:value="0.00001074976646009" calcext:value-type="float">
            <text:p>1.074976646009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PCNT-DIFF-ARC-CHORD-LENGTH <text:s text:c="8"/></text:p>
          </table:table-cell>
          <table:table-cell office:value-type="float" office:value="0.000004984962783667" calcext:value-type="float">
            <text:p>4.984962783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CHORD-ERROR/SUM-CHORD-LENGTH <text:s text:c="2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THETA-(rad) <text:s text:c="15"/></text:p>
          </table:table-cell>
          <table:table-cell office:value-type="float" office:value="6.280610715483" calcext:value-type="float">
            <text:p>6.28061071548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-(mm2) <text:s text:c="16"/></text:p>
          </table:table-cell>
          <table:table-cell office:value-type="float" office:value="0.0002200267776119" calcext:value-type="float">
            <text:p>2.200267776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SUM-ARC-AREA/SUM-CHORD-LENGTH <text:s text:c="5"/></text:p>
          </table:table-cell>
          <table:table-cell office:value-type="float" office:value="0.00003399976598039" calcext:value-type="float">
            <text:p>3.39997659803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ERROR-(mm) <text:s text:c="14"/></text:p>
          </table:table-cell>
          <table:table-cell office:value-type="float" office:value="0.0000009975293346972" calcext:value-type="float">
            <text:p>9.97529334697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LENGTH-(mm) <text:s text:c="15"/></text:p>
          </table:table-cell>
          <table:table-cell office:value-type="float" office:value="0.02933930148222" calcext:value-type="float">
            <text:p>2.93393014822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CHORD-LENGTH-(mm) <text:s text:c="13"/></text:p>
          </table:table-cell>
          <table:table-cell office:value-type="float" office:value="0.02933930001967" calcext:value-type="float">
            <text:p>2.93393000196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THETA-(rad) <text:s text:c="15"/></text:p>
          </table:table-cell>
          <table:table-cell office:value-type="float" office:value="0.0008545048592494" calcext:value-type="float">
            <text:p>8.54504859249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ELLIPSE AVG-ARC-AREA-(mm2) <text:s text:c="16"/></text:p>
          </table:table-cell>
          <table:table-cell office:value-type="float" office:value="0.00000002993561600162" calcext:value-type="float">
            <text:p>2.99356160016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27:11.32" calcext:value-type="date">
            <text:p>2023-10-05 10:27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77657125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3) TEARDRO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TOTAL-INTERPOLATED-POINTS <text:s text:c="9"/></text:p>
          </table:table-cell>
          <table:table-cell office:value-type="float" office:value="10261" calcext:value-type="float">
            <text:p>1.026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-(mm) <text:s text:c="14"/></text:p>
          </table:table-cell>
          <table:table-cell office:value-type="float" office:value="0.005809737838076" calcext:value-type="float">
            <text:p>5.80973783807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TOT-INTERPOL-PNTS <text:s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LENGTH-(mm) <text:s text:c="15"/></text:p>
          </table:table-cell>
          <table:table-cell office:value-type="float" office:value="101.8356741269" calcext:value-type="float">
            <text:p>1.0183567412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LENGTH-(mm) <text:s text:c="13"/></text:p>
          </table:table-cell>
          <table:table-cell office:value-type="float" office:value="101.8356732173" calcext:value-type="float">
            <text:p>1.01835673217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DIFF-ARC-LENGTH-CHORD-LENGTH-(mm) <text:s/></text:p>
          </table:table-cell>
          <table:table-cell office:value-type="float" office:value="0.0000009095903408252" calcext:value-type="float">
            <text:p>9.09590340825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PCNT-DIFF-ARC-CHORD-LENGTH <text:s text:c="8"/></text:p>
          </table:table-cell>
          <table:table-cell office:value-type="float" office:value="0.0000008931942058845" calcext:value-type="float">
            <text:p>8.9319420588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CHORD-ERROR/SUM-CHORD-LENGTH <text:s text:c="2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THETA-(rad) <text:s text:c="15"/></text:p>
          </table:table-cell>
          <table:table-cell office:value-type="float" office:value="4.712304324578" calcext:value-type="float">
            <text:p>4.71230432457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-(mm2) <text:s text:c="16"/></text:p>
          </table:table-cell>
          <table:table-cell office:value-type="float" office:value="0.00003822127588087" calcext:value-type="float">
            <text:p>3.82212758808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SUM-ARC-AREA/SUM-CHORD-LENGTH <text:s text:c="5"/></text:p>
          </table:table-cell>
          <table:table-cell office:value-type="float" office:value="0.00005705012452441" calcext:value-type="float">
            <text:p>5.70501245244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ERROR-(mm) <text:s text:c="14"/></text:p>
          </table:table-cell>
          <table:table-cell office:value-type="float" office:value="0.0000005662512512745" calcext:value-type="float">
            <text:p>5.6625125127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LENGTH-(mm) <text:s text:c="15"/></text:p>
          </table:table-cell>
          <table:table-cell office:value-type="float" office:value="0.009925504300871" calcext:value-type="float">
            <text:p>9.92550430087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CHORD-LENGTH-(mm) <text:s text:c="13"/></text:p>
          </table:table-cell>
          <table:table-cell office:value-type="float" office:value="0.009925504212216" calcext:value-type="float">
            <text:p>9.9255042122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THETA-(rad) <text:s text:c="15"/></text:p>
          </table:table-cell>
          <table:table-cell office:value-type="float" office:value="0.0004592889205241" calcext:value-type="float">
            <text:p>4.59288920524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TEARDROP AVG-ARC-AREA-(mm2) <text:s text:c="16"/></text:p>
          </table:table-cell>
          <table:table-cell office:value-type="float" office:value="0.000000003725270553691" calcext:value-type="float">
            <text:p>3.725270553691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0:38.22" calcext:value-type="date">
            <text:p>2023-10-05 10:40:3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.48743492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TOTAL-INTERPOLATED-POINTS <text:s text:c="9"/></text:p>
          </table:table-cell>
          <table:table-cell office:value-type="float" office:value="7599" calcext:value-type="float">
            <text:p>7.59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-(mm) <text:s text:c="14"/></text:p>
          </table:table-cell>
          <table:table-cell office:value-type="float" office:value="0.00714080716286" calcext:value-type="float">
            <text:p>7.1408071628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TOT-INTERPOL-PNTS <text:s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LENGTH-(mm) <text:s text:c="15"/></text:p>
          </table:table-cell>
          <table:table-cell office:value-type="float" office:value="101.8418663504" calcext:value-type="float">
            <text:p>1.01841866350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LENGTH-(mm) <text:s text:c="13"/></text:p>
          </table:table-cell>
          <table:table-cell office:value-type="float" office:value="101.8418655699" calcext:value-type="float">
            <text:p>1.0184186556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DIFF-ARC-LENGTH-CHORD-LENGTH-(mm) <text:s/></text:p>
          </table:table-cell>
          <table:table-cell office:value-type="float" office:value="0.0000007805327442156" calcext:value-type="float">
            <text:p>7.80532744215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PCNT-DIFF-ARC-CHORD-LENGTH <text:s text:c="8"/></text:p>
          </table:table-cell>
          <table:table-cell office:value-type="float" office:value="0.0000007664163788301" calcext:value-type="float">
            <text:p>7.6641637883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CHORD-ERROR/SUM-CHORD-LENGTH <text:s text:c="2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THETA-(rad) <text:s text:c="15"/></text:p>
          </table:table-cell>
          <table:table-cell office:value-type="float" office:value="4.71226880577" calcext:value-type="float">
            <text:p>4.71226880577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-(mm2) <text:s text:c="16"/></text:p>
          </table:table-cell>
          <table:table-cell office:value-type="float" office:value="0.00006182290957317" calcext:value-type="float">
            <text:p>6.18229095731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SUM-ARC-AREA/SUM-CHORD-LENGTH <text:s text:c="5"/></text:p>
          </table:table-cell>
          <table:table-cell office:value-type="float" office:value="0.00007011661778683" calcext:value-type="float">
            <text:p>7.01166177868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ERROR-(mm) <text:s text:c="14"/></text:p>
          </table:table-cell>
          <table:table-cell office:value-type="float" office:value="0.0000009398272128007" calcext:value-type="float">
            <text:p>9.398272128007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LENGTH-(mm) <text:s text:c="15"/></text:p>
          </table:table-cell>
          <table:table-cell office:value-type="float" office:value="0.01340377288107" calcext:value-type="float">
            <text:p>1.34037728810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CHORD-LENGTH-(mm) <text:s text:c="13"/></text:p>
          </table:table-cell>
          <table:table-cell office:value-type="float" office:value="0.01340377277834" calcext:value-type="float">
            <text:p>1.34037727783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THETA-(rad) <text:s text:c="15"/></text:p>
          </table:table-cell>
          <table:table-cell office:value-type="float" office:value="0.0006201985793327" calcext:value-type="float">
            <text:p>6.2019857933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TEARDROP AVG-ARC-AREA-(mm2) <text:s text:c="16"/></text:p>
          </table:table-cell>
          <table:table-cell office:value-type="float" office:value="0.00000000813673461084" calcext:value-type="float">
            <text:p>8.136734610840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3:45.72" calcext:value-type="date">
            <text:p>2023-10-05 10:43:4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9073445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-(mm) <text:s text:c="14"/></text:p>
          </table:table-cell>
          <table:table-cell office:value-type="float" office:value="0.007336793707381" calcext:value-type="float">
            <text:p>7.3367937073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TOT-INTERPOL-PNTS <text:s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LENGTH-(mm) <text:s text:c="15"/></text:p>
          </table:table-cell>
          <table:table-cell office:value-type="float" office:value="101.8595636256" calcext:value-type="float">
            <text:p>1.01859563625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LENGTH-(mm) <text:s text:c="13"/></text:p>
          </table:table-cell>
          <table:table-cell office:value-type="float" office:value="101.8595666011" calcext:value-type="float">
            <text:p>1.01859566601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DIFF-ARC-LENGTH-CHORD-LENGTH-(mm) <text:s/></text:p>
          </table:table-cell>
          <table:table-cell office:value-type="float" office:value="-0.000002975420997586" calcext:value-type="float">
            <text:p>-2.975420997586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PCNT-DIFF-ARC-CHORD-LENGTH <text:s text:c="8"/></text:p>
          </table:table-cell>
          <table:table-cell office:value-type="float" office:value="-0.000002921101261067" calcext:value-type="float">
            <text:p>-2.9211012610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CHORD-ERROR/SUM-CHORD-LENGTH <text:s text:c="2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THETA-(rad) <text:s text:c="15"/></text:p>
          </table:table-cell>
          <table:table-cell office:value-type="float" office:value="4.712349787227" calcext:value-type="float">
            <text:p>4.71234978722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-(mm2) <text:s text:c="16"/></text:p>
          </table:table-cell>
          <table:table-cell office:value-type="float" office:value="0.00006781012634326" calcext:value-type="float">
            <text:p>6.7810126343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SUM-ARC-AREA/SUM-CHORD-LENGTH <text:s text:c="5"/></text:p>
          </table:table-cell>
          <table:table-cell office:value-type="float" office:value="0.00007202851879506" calcext:value-type="float">
            <text:p>7.20285187950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ERROR-(mm) <text:s text:c="14"/></text:p>
          </table:table-cell>
          <table:table-cell office:value-type="float" office:value="0.0000009987467611463" calcext:value-type="float">
            <text:p>9.98746761146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LENGTH-(mm) <text:s text:c="15"/></text:p>
          </table:table-cell>
          <table:table-cell office:value-type="float" office:value="0.01386599014779" calcext:value-type="float">
            <text:p>1.38659901477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CHORD-LENGTH-(mm) <text:s text:c="13"/></text:p>
          </table:table-cell>
          <table:table-cell office:value-type="float" office:value="0.01386599055283" calcext:value-type="float">
            <text:p>1.3865990552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THETA-(rad) <text:s text:c="15"/></text:p>
          </table:table-cell>
          <table:table-cell office:value-type="float" office:value="0.0006414851330284" calcext:value-type="float">
            <text:p>6.41485133028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TEARDROP AVG-ARC-AREA-(mm2) <text:s text:c="16"/></text:p>
          </table:table-cell>
          <table:table-cell office:value-type="float" office:value="0.000000009230891143923" calcext:value-type="float">
            <text:p>9.23089114392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0:47:19.21" calcext:value-type="date">
            <text:p>2023-10-05 10:47:1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8.09441217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TOTAL-INTERPOLATED-POINTS <text:s text:c="9"/></text:p>
          </table:table-cell>
          <table:table-cell office:value-type="float" office:value="7347" calcext:value-type="float">
            <text:p>7.347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-(mm) <text:s text:c="14"/></text:p>
          </table:table-cell>
          <table:table-cell office:value-type="float" office:value="0.007335147000398" calcext:value-type="float">
            <text:p>7.3351470003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TOT-INTERPOL-PNTS <text:s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LENGTH-(mm) <text:s text:c="15"/></text:p>
          </table:table-cell>
          <table:table-cell office:value-type="float" office:value="101.8355644559" calcext:value-type="float">
            <text:p>1.01835564455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LENGTH-(mm) <text:s text:c="13"/></text:p>
          </table:table-cell>
          <table:table-cell office:value-type="float" office:value="101.8355608386" calcext:value-type="float">
            <text:p>1.01835560838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DIFF-ARC-LENGTH-CHORD-LENGTH-(mm) <text:s/></text:p>
          </table:table-cell>
          <table:table-cell office:value-type="float" office:value="0.000003617250541765" calcext:value-type="float">
            <text:p>3.617250541765E-06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PCNT-DIFF-ARC-CHORD-LENGTH <text:s text:c="8"/></text:p>
          </table:table-cell>
          <table:table-cell office:value-type="float" office:value="0.00000355205036776" calcext:value-type="float">
            <text:p>3.5520503677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CHORD-ERROR/SUM-CHORD-LENGTH <text:s text:c="2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THETA-(rad) <text:s text:c="15"/></text:p>
          </table:table-cell>
          <table:table-cell office:value-type="float" office:value="4.712123379377" calcext:value-type="float">
            <text:p>4.71212337937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-(mm2) <text:s text:c="16"/></text:p>
          </table:table-cell>
          <table:table-cell office:value-type="float" office:value="0.00006777759239889" calcext:value-type="float">
            <text:p>6.77775923988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SUM-ARC-AREA/SUM-CHORD-LENGTH <text:s text:c="5"/></text:p>
          </table:table-cell>
          <table:table-cell office:value-type="float" office:value="0.00007202932786929" calcext:value-type="float">
            <text:p>7.20293278692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ERROR-(mm) <text:s text:c="14"/></text:p>
          </table:table-cell>
          <table:table-cell office:value-type="float" office:value="0.0000009985225973861" calcext:value-type="float">
            <text:p>9.98522597386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LENGTH-(mm) <text:s text:c="15"/></text:p>
          </table:table-cell>
          <table:table-cell office:value-type="float" office:value="0.01386272317668" calcext:value-type="float">
            <text:p>1.3862723176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CHORD-LENGTH-(mm) <text:s text:c="13"/></text:p>
          </table:table-cell>
          <table:table-cell office:value-type="float" office:value="0.01386272268427" calcext:value-type="float">
            <text:p>1.38627226842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THETA-(rad) <text:s text:c="15"/></text:p>
          </table:table-cell>
          <table:table-cell office:value-type="float" office:value="0.0006414543124663" calcext:value-type="float">
            <text:p>6.41454312466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TEARDROP AVG-ARC-AREA-(mm2) <text:s text:c="16"/></text:p>
          </table:table-cell>
          <table:table-cell office:value-type="float" office:value="0.000000009226462346704" calcext:value-type="float">
            <text:p>9.226462346704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1:11:55.56" calcext:value-type="date">
            <text:p>2023-10-05 11:11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963240770 seconds.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4) BUTTERFL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TOTAL-INTERPOLATED-POINTS <text:s text:c="9"/></text:p>
          </table:table-cell>
          <table:table-cell office:value-type="float" office:value="35656" calcext:value-type="float">
            <text:p>3.56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-(mm) <text:s text:c="14"/></text:p>
          </table:table-cell>
          <table:table-cell office:value-type="float" office:value="0.001938859834664" calcext:value-type="float">
            <text:p>1.93885983466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TOT-INTERPOL-PNTS <text:s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LENGTH-(mm) <text:s text:c="15"/></text:p>
          </table:table-cell>
          <table:table-cell office:value-type="float" office:value="356.074850687" calcext:value-type="float">
            <text:p>3.56074850687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LENGTH-(mm) <text:s text:c="13"/></text:p>
          </table:table-cell>
          <table:table-cell office:value-type="float" office:value="356.0747025702" calcext:value-type="float">
            <text:p>3.56074702570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DIFF-ARC-LENGTH-CHORD-LENGTH-(mm) <text:s/></text:p>
          </table:table-cell>
          <table:table-cell office:value-type="float" office:value="0.0001481168304736" calcext:value-type="float">
            <text:p>1.48116830473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PCNT-DIFF-ARC-CHORD-LENGTH <text:s text:c="8"/></text:p>
          </table:table-cell>
          <table:table-cell office:value-type="float" office:value="0.00004159710526812" calcext:value-type="float">
            <text:p>4.15971052681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CHORD-ERROR/SUM-CHORD-LENGTH <text:s text:c="2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THETA-(rad) <text:s text:c="15"/></text:p>
          </table:table-cell>
          <table:table-cell office:value-type="float" office:value="22.12404302532" calcext:value-type="float">
            <text:p>2.2124043025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-(mm2) <text:s text:c="16"/></text:p>
          </table:table-cell>
          <table:table-cell office:value-type="float" office:value="0.0001758667624644" calcext:value-type="float">
            <text:p>1.75866762464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SUM-ARC-AREA/SUM-CHORD-LENGTH <text:s text:c="5"/></text:p>
          </table:table-cell>
          <table:table-cell office:value-type="float" office:value="0.000005445092899523" calcext:value-type="float">
            <text:p>5.44509289952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ERROR-(mm) <text:s text:c="14"/></text:p>
          </table:table-cell>
          <table:table-cell office:value-type="float" office:value="0.00000005437834342068" calcext:value-type="float">
            <text:p>5.437834342068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LENGTH-(mm) <text:s text:c="15"/></text:p>
          </table:table-cell>
          <table:table-cell office:value-type="float" office:value="0.009986673697574" calcext:value-type="float">
            <text:p>9.9866736975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CHORD-LENGTH-(mm) <text:s text:c="13"/></text:p>
          </table:table-cell>
          <table:table-cell office:value-type="float" office:value="0.009986669543407" calcext:value-type="float">
            <text:p>9.9866695434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THETA-(rad) <text:s text:c="15"/></text:p>
          </table:table-cell>
          <table:table-cell office:value-type="float" office:value="0.0006205032400874" calcext:value-type="float">
            <text:p>6.2050324008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BUTTERFLY AVG-ARC-AREA-(mm2) <text:s text:c="16"/></text:p>
          </table:table-cell>
          <table:table-cell office:value-type="float" office:value="0.000000004932457228003" calcext:value-type="float">
            <text:p>4.932457228003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41:31.99" calcext:value-type="date">
            <text:p>2023-10-05 15:41:31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14.2192188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TOTAL-INTERPOLATED-POINTS <text:s text:c="9"/></text:p>
          </table:table-cell>
          <table:table-cell office:value-type="float" office:value="18029" calcext:value-type="float">
            <text:p>1.802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-(mm) <text:s text:c="14"/></text:p>
          </table:table-cell>
          <table:table-cell office:value-type="float" office:value="0.003534046223178" calcext:value-type="float">
            <text:p>3.534046223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TOT-INTERPOL-PNTS <text:s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LENGTH-(mm) <text:s text:c="15"/></text:p>
          </table:table-cell>
          <table:table-cell office:value-type="float" office:value="356.0738974072" calcext:value-type="float">
            <text:p>3.56073897407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LENGTH-(mm) <text:s text:c="13"/></text:p>
          </table:table-cell>
          <table:table-cell office:value-type="float" office:value="356.0737108999" calcext:value-type="float">
            <text:p>3.5607371089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DIFF-ARC-LENGTH-CHORD-LENGTH-(mm) <text:s/></text:p>
          </table:table-cell>
          <table:table-cell office:value-type="float" office:value="0.0001865072539431" calcext:value-type="float">
            <text:p>1.8650725394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PCNT-DIFF-ARC-CHORD-LENGTH <text:s text:c="8"/></text:p>
          </table:table-cell>
          <table:table-cell office:value-type="float" office:value="0.00005237880543932" calcext:value-type="float">
            <text:p>5.237880543932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CHORD-ERROR/SUM-CHORD-LENGTH <text:s text:c="2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THETA-(rad) <text:s text:c="15"/></text:p>
          </table:table-cell>
          <table:table-cell office:value-type="float" office:value="22.12055105865" calcext:value-type="float">
            <text:p>2.212055105865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-(mm2) <text:s text:c="16"/></text:p>
          </table:table-cell>
          <table:table-cell office:value-type="float" office:value="0.0006462621773264" calcext:value-type="float">
            <text:p>6.4626217732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SUM-ARC-AREA/SUM-CHORD-LENGTH <text:s text:c="5"/></text:p>
          </table:table-cell>
          <table:table-cell office:value-type="float" office:value="0.000009925041122094" calcext:value-type="float">
            <text:p>9.925041122094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ERROR-(mm) <text:s text:c="14"/></text:p>
          </table:table-cell>
          <table:table-cell office:value-type="float" office:value="0.0000001960309642322" calcext:value-type="float">
            <text:p>1.96030964232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LENGTH-(mm) <text:s text:c="15"/></text:p>
          </table:table-cell>
          <table:table-cell office:value-type="float" office:value="0.01975115916392" calcext:value-type="float">
            <text:p>1.97511591639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CHORD-LENGTH-(mm) <text:s text:c="13"/></text:p>
          </table:table-cell>
          <table:table-cell office:value-type="float" office:value="0.0197511488185" calcext:value-type="float">
            <text:p>1.97511488185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THETA-(rad) <text:s text:c="15"/></text:p>
          </table:table-cell>
          <table:table-cell office:value-type="float" office:value="0.001227010819761" calcext:value-type="float">
            <text:p>1.22701081976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BUTTERFLY AVG-ARC-AREA-(mm2) <text:s text:c="16"/></text:p>
          </table:table-cell>
          <table:table-cell office:value-type="float" office:value="0.00000003584769122068" calcext:value-type="float">
            <text:p>3.584769122068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1:33.01" calcext:value-type="date">
            <text:p>2023-10-05 15:51:33</text:p>
          </table:table-cell>
          <table:table-cell office:value-type="string" calcext:value-type="string">
            <text:p>Total program run duration <text:s/></text:p>
          </table:table-cell>
          <table:table-cell office:value-type="string" calcext:value-type="string">
            <text:p><text:s/>8.188216860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TOTAL-INTERPOLATED-POINTS <text:s text:c="9"/></text:p>
          </table:table-cell>
          <table:table-cell office:value-type="float" office:value="12343" calcext:value-type="float">
            <text:p>1.234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-(mm) <text:s text:c="14"/></text:p>
          </table:table-cell>
          <table:table-cell office:value-type="float" office:value="0.004846582536157" calcext:value-type="float">
            <text:p>4.84658253615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TOT-INTERPOL-PNTS <text:s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LENGTH-(mm) <text:s text:c="15"/></text:p>
          </table:table-cell>
          <table:table-cell office:value-type="float" office:value="356.0730284349" calcext:value-type="float">
            <text:p>3.56073028434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LENGTH-(mm) <text:s text:c="13"/></text:p>
          </table:table-cell>
          <table:table-cell office:value-type="float" office:value="356.0727930088" calcext:value-type="float">
            <text:p>3.56072793008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DIFF-ARC-LENGTH-CHORD-LENGTH-(mm) <text:s/></text:p>
          </table:table-cell>
          <table:table-cell office:value-type="float" office:value="0.0002354260789161" calcext:value-type="float">
            <text:p>2.35426078916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PCNT-DIFF-ARC-CHORD-LENGTH <text:s text:c="8"/></text:p>
          </table:table-cell>
          <table:table-cell office:value-type="float" office:value="0.00006611735799" calcext:value-type="float">
            <text:p>6.61173579900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CHORD-ERROR/SUM-CHORD-LENGTH <text:s text:c="2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THETA-(rad) <text:s text:c="15"/></text:p>
          </table:table-cell>
          <table:table-cell office:value-type="float" office:value="22.11618559661" calcext:value-type="float">
            <text:p>2.21161855966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-(mm2) <text:s text:c="16"/></text:p>
          </table:table-cell>
          <table:table-cell office:value-type="float" office:value="0.00129893207359" calcext:value-type="float">
            <text:p>1.298932073590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SUM-ARC-AREA/SUM-CHORD-LENGTH <text:s text:c="5"/></text:p>
          </table:table-cell>
          <table:table-cell office:value-type="float" office:value="0.00001361121273884" calcext:value-type="float">
            <text:p>1.36112127388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ERROR-(mm) <text:s text:c="14"/></text:p>
          </table:table-cell>
          <table:table-cell office:value-type="float" office:value="0.0000003926902071104" calcext:value-type="float">
            <text:p>3.92690207110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LENGTH-(mm) <text:s text:c="15"/></text:p>
          </table:table-cell>
          <table:table-cell office:value-type="float" office:value="0.02885051275603" calcext:value-type="float">
            <text:p>2.88505127560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CHORD-LENGTH-(mm) <text:s text:c="13"/></text:p>
          </table:table-cell>
          <table:table-cell office:value-type="float" office:value="0.02885049368083" calcext:value-type="float">
            <text:p>2.8850493680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THETA-(rad) <text:s text:c="15"/></text:p>
          </table:table-cell>
          <table:table-cell office:value-type="float" office:value="0.001791945032946" calcext:value-type="float">
            <text:p>1.79194503294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BUTTERFLY AVG-ARC-AREA-(mm2) <text:s text:c="16"/></text:p>
          </table:table-cell>
          <table:table-cell office:value-type="float" office:value="0.0000001052448609294" calcext:value-type="float">
            <text:p>1.0524486092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5:57:25.19" calcext:value-type="date">
            <text:p>2023-10-05 15:57:2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8.667691811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TOTAL-INTERPOLATED-POINTS <text:s text:c="9"/></text:p>
          </table:table-cell>
          <table:table-cell office:value-type="float" office:value="9732" calcext:value-type="float">
            <text:p>9.73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-(mm) <text:s text:c="14"/></text:p>
          </table:table-cell>
          <table:table-cell office:value-type="float" office:value="0.005851472692902" calcext:value-type="float">
            <text:p>5.85147269290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TOT-INTERPOL-PNTS <text:s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LENGTH-(mm) <text:s text:c="15"/></text:p>
          </table:table-cell>
          <table:table-cell office:value-type="float" office:value="356.0734306512" calcext:value-type="float">
            <text:p>3.560734306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LENGTH-(mm) <text:s text:c="13"/></text:p>
          </table:table-cell>
          <table:table-cell office:value-type="float" office:value="356.0731526728" calcext:value-type="float">
            <text:p>3.5607315267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DIFF-ARC-LENGTH-CHORD-LENGTH-(mm) <text:s/></text:p>
          </table:table-cell>
          <table:table-cell office:value-type="float" office:value="0.0002779783607707" calcext:value-type="float">
            <text:p>2.77978360770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PCNT-DIFF-ARC-CHORD-LENGTH <text:s text:c="8"/></text:p>
          </table:table-cell>
          <table:table-cell office:value-type="float" office:value="0.00007806770650153" calcext:value-type="float">
            <text:p>7.8067706501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CHORD-ERROR/SUM-CHORD-LENGTH <text:s text:c="2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THETA-(rad) <text:s text:c="15"/></text:p>
          </table:table-cell>
          <table:table-cell office:value-type="float" office:value="22.11929011631" calcext:value-type="float">
            <text:p>2.21192901163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-(mm2) <text:s text:c="16"/></text:p>
          </table:table-cell>
          <table:table-cell office:value-type="float" office:value="0.002003665777961" calcext:value-type="float">
            <text:p>2.003665777961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SUM-ARC-AREA/SUM-CHORD-LENGTH <text:s text:c="5"/></text:p>
          </table:table-cell>
          <table:table-cell office:value-type="float" office:value="0.00001643334424114" calcext:value-type="float">
            <text:p>1.643334424114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ERROR-(mm) <text:s text:c="14"/></text:p>
          </table:table-cell>
          <table:table-cell office:value-type="float" office:value="0.0000006013228540645" calcext:value-type="float">
            <text:p>6.01322854064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LENGTH-(mm) <text:s text:c="15"/></text:p>
          </table:table-cell>
          <table:table-cell office:value-type="float" office:value="0.03659165868371" calcext:value-type="float">
            <text:p>3.65916586837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CHORD-LENGTH-(mm) <text:s text:c="13"/></text:p>
          </table:table-cell>
          <table:table-cell office:value-type="float" office:value="0.03659163011744" calcext:value-type="float">
            <text:p>3.6591630117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THETA-(rad) <text:s text:c="15"/></text:p>
          </table:table-cell>
          <table:table-cell office:value-type="float" office:value="0.002273074721643" calcext:value-type="float">
            <text:p>2.2730747216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BUTTERFLY AVG-ARC-AREA-(mm2) <text:s text:c="16"/></text:p>
          </table:table-cell>
          <table:table-cell office:value-type="float" office:value="0.0000002059054339699" calcext:value-type="float">
            <text:p>2.059054339699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00:57.51" calcext:value-type="date">
            <text:p>2023-10-05 16:00:5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0.54266404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5) SKEWEDASTROI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TOTAL-INTERPOLATED-POINTS <text:s text:c="9"/></text:p>
          </table:table-cell>
          <table:table-cell office:value-type="float" office:value="116194" calcext:value-type="float">
            <text:p>1.161940000000E+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-(mm) <text:s text:c="14"/></text:p>
          </table:table-cell>
          <table:table-cell office:value-type="float" office:value="0.0005163683043374" calcext:value-type="float">
            <text:p>5.16368304337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TOT-INTERPOL-PNTS <text:s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LENGTH-(mm) <text:s text:c="15"/></text:p>
          </table:table-cell>
          <table:table-cell office:value-type="float" office:value="1161.845691077" calcext:value-type="float">
            <text:p>1.161845691077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LENGTH-(mm) <text:s text:c="13"/></text:p>
          </table:table-cell>
          <table:table-cell office:value-type="float" office:value="445.7142858819" calcext:value-type="float">
            <text:p>4.45714285881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DIFF-ARC-LENGTH-CHORD-LENGTH-(mm) <text:s/></text:p>
          </table:table-cell>
          <table:table-cell office:value-type="float" office:value="716.1314051951" calcext:value-type="float">
            <text:p>7.1613140519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PCNT-DIFF-ARC-CHORD-LENGTH <text:s text:c="8"/></text:p>
          </table:table-cell>
          <table:table-cell office:value-type="float" office:value="61.63739390653" calcext:value-type="float">
            <text:p>6.16373939065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CHORD-ERROR/SUM-CHORD-LENGTH <text:s text:c="2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THETA-(rad) <text:s text:c="15"/></text:p>
          </table:table-cell>
          <table:table-cell office:value-type="float" office:value="8.421542473789" calcext:value-type="float">
            <text:p>8.42154247378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-(mm2) <text:s text:c="16"/></text:p>
          </table:table-cell>
          <table:table-cell office:value-type="float" office:value="0.00004343191363991" calcext:value-type="float">
            <text:p>4.34319136399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SUM-ARC-AREA/SUM-CHORD-LENGTH <text:s text:c="5"/></text:p>
          </table:table-cell>
          <table:table-cell office:value-type="float" office:value="0.000001158518631091" calcext:value-type="float">
            <text:p>1.15851863109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ERROR-(mm) <text:s text:c="14"/></text:p>
          </table:table-cell>
          <table:table-cell office:value-type="float" office:value="0.000000004444056908225" calcext:value-type="float">
            <text:p>4.444056908225E-09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LENGTH-(mm) <text:s text:c="15"/></text:p>
          </table:table-cell>
          <table:table-cell office:value-type="float" office:value="0.009999274406178" calcext:value-type="float">
            <text:p>9.99927440617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CHORD-LENGTH-(mm) <text:s text:c="13"/></text:p>
          </table:table-cell>
          <table:table-cell office:value-type="float" office:value="0.003835982252648" calcext:value-type="float">
            <text:p>3.83598225264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THETA-(rad) <text:s text:c="15"/></text:p>
          </table:table-cell>
          <table:table-cell office:value-type="float" office:value="0.00007247891416685" calcext:value-type="float">
            <text:p>7.247891416685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KEWEDASTROID AVG-ARC-AREA-(mm2) <text:s text:c="16"/></text:p>
          </table:table-cell>
          <table:table-cell office:value-type="float" office:value="0.0000000003737911375032" calcext:value-type="float">
            <text:p>3.73791137503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07:27.47" calcext:value-type="date">
            <text:p>2023-10-06 07:07:2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8.42700696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TOTAL-INTERPOLATED-POINTS <text:s text:c="9"/></text:p>
          </table:table-cell>
          <table:table-cell office:value-type="float" office:value="58102" calcext:value-type="float">
            <text:p>5.8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-(mm) <text:s text:c="14"/></text:p>
          </table:table-cell>
          <table:table-cell office:value-type="float" office:value="0.001032591177038" calcext:value-type="float">
            <text:p>1.03259117703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TOT-INTERPOL-PNTS <text:s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LENGTH-(mm) <text:s text:c="15"/></text:p>
          </table:table-cell>
          <table:table-cell office:value-type="float" office:value="1161.851349542" calcext:value-type="float">
            <text:p>1.161851349542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LENGTH-(mm) <text:s text:c="13"/></text:p>
          </table:table-cell>
          <table:table-cell office:value-type="float" office:value="445.7142855374" calcext:value-type="float">
            <text:p>4.4571428553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DIFF-ARC-LENGTH-CHORD-LENGTH-(mm) <text:s/></text:p>
          </table:table-cell>
          <table:table-cell office:value-type="float" office:value="716.1370640044" calcext:value-type="float">
            <text:p>7.1613706400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PCNT-DIFF-ARC-CHORD-LENGTH <text:s text:c="8"/></text:p>
          </table:table-cell>
          <table:table-cell office:value-type="float" office:value="61.63758077028" calcext:value-type="float">
            <text:p>6.16375807702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CHORD-ERROR/SUM-CHORD-LENGTH <text:s text:c="2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THETA-(rad) <text:s text:c="15"/></text:p>
          </table:table-cell>
          <table:table-cell office:value-type="float" office:value="8.421464824576" calcext:value-type="float">
            <text:p>8.42146482457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-(mm2) <text:s text:c="16"/></text:p>
          </table:table-cell>
          <table:table-cell office:value-type="float" office:value="0.0001736583480748" calcext:value-type="float">
            <text:p>1.7365834807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SUM-ARC-AREA/SUM-CHORD-LENGTH <text:s text:c="5"/></text:p>
          </table:table-cell>
          <table:table-cell office:value-type="float" office:value="0.000002316710975042" calcext:value-type="float">
            <text:p>2.31671097504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ERROR-(mm) <text:s text:c="14"/></text:p>
          </table:table-cell>
          <table:table-cell office:value-type="float" office:value="0.00000001777234775714" calcext:value-type="float">
            <text:p>1.777234775714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LENGTH-(mm) <text:s text:c="15"/></text:p>
          </table:table-cell>
          <table:table-cell office:value-type="float" office:value="0.0199970972882" calcext:value-type="float">
            <text:p>1.99970972882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CHORD-LENGTH-(mm) <text:s text:c="13"/></text:p>
          </table:table-cell>
          <table:table-cell office:value-type="float" office:value="0.007671370295474" calcext:value-type="float">
            <text:p>7.67137029547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THETA-(rad) <text:s text:c="15"/></text:p>
          </table:table-cell>
          <table:table-cell office:value-type="float" office:value="0.0001449452647042" calcext:value-type="float">
            <text:p>1.44945264704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KEWEDASTROID AVG-ARC-AREA-(mm2) <text:s text:c="16"/></text:p>
          </table:table-cell>
          <table:table-cell office:value-type="float" office:value="0.000000002988904632878" calcext:value-type="float">
            <text:p>2.988904632878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1:22.94" calcext:value-type="date">
            <text:p>2023-10-06 07:11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9.30525028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TOTAL-INTERPOLATED-POINTS <text:s text:c="9"/></text:p>
          </table:table-cell>
          <table:table-cell office:value-type="float" office:value="38738" calcext:value-type="float">
            <text:p>3.873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-(mm) <text:s text:c="14"/></text:p>
          </table:table-cell>
          <table:table-cell office:value-type="float" office:value="0.001548668518105" calcext:value-type="float">
            <text:p>1.5486685181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TOT-INTERPOL-PNTS <text:s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LENGTH-(mm) <text:s text:c="15"/></text:p>
          </table:table-cell>
          <table:table-cell office:value-type="float" office:value="1161.856975395" calcext:value-type="float">
            <text:p>1.161856975395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LENGTH-(mm) <text:s text:c="13"/></text:p>
          </table:table-cell>
          <table:table-cell office:value-type="float" office:value="445.7142846207" calcext:value-type="float">
            <text:p>4.45714284620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DIFF-ARC-LENGTH-CHORD-LENGTH-(mm) <text:s/></text:p>
          </table:table-cell>
          <table:table-cell office:value-type="float" office:value="716.1426907744" calcext:value-type="float">
            <text:p>7.16142690774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PCNT-DIFF-ARC-CHORD-LENGTH <text:s text:c="8"/></text:p>
          </table:table-cell>
          <table:table-cell office:value-type="float" office:value="61.63776660469" calcext:value-type="float">
            <text:p>6.16377666046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CHORD-ERROR/SUM-CHORD-LENGTH <text:s text:c="2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THETA-(rad) <text:s text:c="15"/></text:p>
          </table:table-cell>
          <table:table-cell office:value-type="float" office:value="8.421387277982" calcext:value-type="float">
            <text:p>8.42138727798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-(mm2) <text:s text:c="16"/></text:p>
          </table:table-cell>
          <table:table-cell office:value-type="float" office:value="0.0003905753943512" calcext:value-type="float">
            <text:p>3.90575394351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SUM-ARC-AREA/SUM-CHORD-LENGTH <text:s text:c="5"/></text:p>
          </table:table-cell>
          <table:table-cell office:value-type="float" office:value="0.000003474576811966" calcext:value-type="float">
            <text:p>3.47457681196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ERROR-(mm) <text:s text:c="14"/></text:p>
          </table:table-cell>
          <table:table-cell office:value-type="float" office:value="0.00000003997905150386" calcext:value-type="float">
            <text:p>3.997905150386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LENGTH-(mm) <text:s text:c="15"/></text:p>
          </table:table-cell>
          <table:table-cell office:value-type="float" office:value="0.02999346814144" calcext:value-type="float">
            <text:p>2.9993468141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CHORD-LENGTH-(mm) <text:s text:c="13"/></text:p>
          </table:table-cell>
          <table:table-cell office:value-type="float" office:value="0.01150616425177" calcext:value-type="float">
            <text:p>1.15061642517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THETA-(rad) <text:s text:c="15"/></text:p>
          </table:table-cell>
          <table:table-cell office:value-type="float" office:value="0.00021739905718" calcext:value-type="float">
            <text:p>2.17399057180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KEWEDASTROID AVG-ARC-AREA-(mm2) <text:s text:c="16"/></text:p>
          </table:table-cell>
          <table:table-cell office:value-type="float" office:value="0.00000001008274761471" calcext:value-type="float">
            <text:p>1.00827476147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15:01.07" calcext:value-type="date">
            <text:p>2023-10-06 07:15:0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2.9103012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TOTAL-INTERPOLATED-POINTS <text:s text:c="9"/></text:p>
          </table:table-cell>
          <table:table-cell office:value-type="float" office:value="29056" calcext:value-type="float">
            <text:p>2.9056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-(mm) <text:s text:c="14"/></text:p>
          </table:table-cell>
          <table:table-cell office:value-type="float" office:value="0.002064600313211" calcext:value-type="float">
            <text:p>2.06460031321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TOT-INTERPOL-PNTS <text:s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LENGTH-(mm) <text:s text:c="15"/></text:p>
          </table:table-cell>
          <table:table-cell office:value-type="float" office:value="1161.862568638" calcext:value-type="float">
            <text:p>1.161862568638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LENGTH-(mm) <text:s text:c="13"/></text:p>
          </table:table-cell>
          <table:table-cell office:value-type="float" office:value="445.7142831748" calcext:value-type="float">
            <text:p>4.4571428317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DIFF-ARC-LENGTH-CHORD-LENGTH-(mm) <text:s/></text:p>
          </table:table-cell>
          <table:table-cell office:value-type="float" office:value="716.1482854628" calcext:value-type="float">
            <text:p>7.1614828546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PCNT-DIFF-ARC-CHORD-LENGTH <text:s text:c="8"/></text:p>
          </table:table-cell>
          <table:table-cell office:value-type="float" office:value="61.63795140613" calcext:value-type="float">
            <text:p>6.163795140613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CHORD-ERROR/SUM-CHORD-LENGTH <text:s text:c="2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THETA-(rad) <text:s text:c="15"/></text:p>
          </table:table-cell>
          <table:table-cell office:value-type="float" office:value="8.421309770499" calcext:value-type="float">
            <text:p>8.421309770499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-(mm2) <text:s text:c="16"/></text:p>
          </table:table-cell>
          <table:table-cell office:value-type="float" office:value="0.0006940792041172" calcext:value-type="float">
            <text:p>6.94079204117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SUM-ARC-AREA/SUM-CHORD-LENGTH <text:s text:c="5"/></text:p>
          </table:table-cell>
          <table:table-cell office:value-type="float" office:value="0.000004632116113725" calcext:value-type="float">
            <text:p>4.63211611372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ERROR-(mm) <text:s text:c="14"/></text:p>
          </table:table-cell>
          <table:table-cell office:value-type="float" office:value="0.00000007105834841547" calcext:value-type="float">
            <text:p>7.10583484154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LENGTH-(mm) <text:s text:c="15"/></text:p>
          </table:table-cell>
          <table:table-cell office:value-type="float" office:value="0.03998838646145" calcext:value-type="float">
            <text:p>3.99883864614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CHORD-LENGTH-(mm) <text:s text:c="13"/></text:p>
          </table:table-cell>
          <table:table-cell office:value-type="float" office:value="0.01534036424625" calcext:value-type="float">
            <text:p>1.53403642462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THETA-(rad) <text:s text:c="15"/></text:p>
          </table:table-cell>
          <table:table-cell office:value-type="float" office:value="0.000289840294975" calcext:value-type="float">
            <text:p>2.89840294975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KEWEDASTROID AVG-ARC-AREA-(mm2) <text:s text:c="16"/></text:p>
          </table:table-cell>
          <table:table-cell office:value-type="float" office:value="0.00000002388845995929" calcext:value-type="float">
            <text:p>2.3888459959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7:21:09.44" calcext:value-type="date">
            <text:p>2023-10-06 07:21:0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663656563 seconds. 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6) SNAILSHEL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TOTAL-INTERPOLATED-POINTS <text:s text:c="9"/></text:p>
          </table:table-cell>
          <table:table-cell office:value-type="float" office:value="15621" calcext:value-type="float">
            <text:p>1.5621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-(mm) <text:s text:c="14"/></text:p>
          </table:table-cell>
          <table:table-cell office:value-type="float" office:value="0.005115139395656" calcext:value-type="float">
            <text:p>5.11513939565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TOT-INTERPOL-PNTS <text:s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LENGTH-(mm) <text:s text:c="15"/></text:p>
          </table:table-cell>
          <table:table-cell office:value-type="float" office:value="138.5725614787" calcext:value-type="float">
            <text:p>1.38572561478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LENGTH-(mm) <text:s text:c="13"/></text:p>
          </table:table-cell>
          <table:table-cell office:value-type="float" office:value="138.5595406106" calcext:value-type="float">
            <text:p>1.38559540610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DIFF-ARC-LENGTH-CHORD-LENGTH-(mm) <text:s/></text:p>
          </table:table-cell>
          <table:table-cell office:value-type="float" office:value="0.01302086811782" calcext:value-type="float">
            <text:p>1.30208681178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PCNT-DIFF-ARC-CHORD-LENGTH <text:s text:c="8"/></text:p>
          </table:table-cell>
          <table:table-cell office:value-type="float" office:value="0.009396425943836" calcext:value-type="float">
            <text:p>9.396425943836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CHORD-ERROR/SUM-CHORD-LENGTH <text:s text:c="2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THETA-(rad) <text:s text:c="15"/></text:p>
          </table:table-cell>
          <table:table-cell office:value-type="float" office:value="18.9456215008" calcext:value-type="float">
            <text:p>1.89456215008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-(mm2) <text:s text:c="16"/></text:p>
          </table:table-cell>
          <table:table-cell office:value-type="float" office:value="0.0001070830851582" calcext:value-type="float">
            <text:p>1.070830851582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SUM-ARC-AREA/SUM-CHORD-LENGTH <text:s text:c="5"/></text:p>
          </table:table-cell>
          <table:table-cell office:value-type="float" office:value="0.00003691654413053" calcext:value-type="float">
            <text:p>3.691654413053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ERROR-(mm) <text:s text:c="14"/></text:p>
          </table:table-cell>
          <table:table-cell office:value-type="float" office:value="0.0000003274737129101" calcext:value-type="float">
            <text:p>3.27473712910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LENGTH-(mm) <text:s text:c="15"/></text:p>
          </table:table-cell>
          <table:table-cell office:value-type="float" office:value="0.008871482809134" calcext:value-type="float">
            <text:p>8.87148280913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CHORD-LENGTH-(mm) <text:s text:c="13"/></text:p>
          </table:table-cell>
          <table:table-cell office:value-type="float" office:value="0.008870649206822" calcext:value-type="float">
            <text:p>8.870649206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THETA-(rad) <text:s text:c="15"/></text:p>
          </table:table-cell>
          <table:table-cell office:value-type="float" office:value="0.001212907906581" calcext:value-type="float">
            <text:p>1.21290790658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ILSHELL AVG-ARC-AREA-(mm2) <text:s text:c="16"/></text:p>
          </table:table-cell>
          <table:table-cell office:value-type="float" office:value="0.000000006855511213715" calcext:value-type="float">
            <text:p>6.85551121371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5T16:15:58.71" calcext:value-type="date">
            <text:p>2023-10-05 16:15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7.30827528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TOTAL-INTERPOLATED-POINTS <text:s text:c="9"/></text:p>
          </table:table-cell>
          <table:table-cell office:value-type="float" office:value="9883" calcext:value-type="float">
            <text:p>9.88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-(mm) <text:s text:c="14"/></text:p>
          </table:table-cell>
          <table:table-cell office:value-type="float" office:value="0.006269762299809" calcext:value-type="float">
            <text:p>6.26976229980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TOT-INTERPOL-PNTS <text:s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LENGTH-(mm) <text:s text:c="15"/></text:p>
          </table:table-cell>
          <table:table-cell office:value-type="float" office:value="138.582355888" calcext:value-type="float">
            <text:p>1.3858235588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LENGTH-(mm) <text:s text:c="13"/></text:p>
          </table:table-cell>
          <table:table-cell office:value-type="float" office:value="138.5613905727" calcext:value-type="float">
            <text:p>1.3856139057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DIFF-ARC-LENGTH-CHORD-LENGTH-(mm) <text:s/></text:p>
          </table:table-cell>
          <table:table-cell office:value-type="float" office:value="0.02096531529295" calcext:value-type="float">
            <text:p>2.09653152929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PCNT-DIFF-ARC-CHORD-LENGTH <text:s text:c="8"/></text:p>
          </table:table-cell>
          <table:table-cell office:value-type="float" office:value="0.01512841599395" calcext:value-type="float">
            <text:p>1.512841599395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CHORD-ERROR/SUM-CHORD-LENGTH <text:s text:c="2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THETA-(rad) <text:s text:c="15"/></text:p>
          </table:table-cell>
          <table:table-cell office:value-type="float" office:value="18.94533592343" calcext:value-type="float">
            <text:p>1.8945335923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-(mm2) <text:s text:c="16"/></text:p>
          </table:table-cell>
          <table:table-cell office:value-type="float" office:value="0.0003068808285119" calcext:value-type="float">
            <text:p>3.0688082851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SUM-ARC-AREA/SUM-CHORD-LENGTH <text:s text:c="5"/></text:p>
          </table:table-cell>
          <table:table-cell office:value-type="float" office:value="0.00004524898511695" calcext:value-type="float">
            <text:p>4.52489851169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ERROR-(mm) <text:s text:c="14"/></text:p>
          </table:table-cell>
          <table:table-cell office:value-type="float" office:value="0.0000006344628921078" calcext:value-type="float">
            <text:p>6.34462892107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LENGTH-(mm) <text:s text:c="15"/></text:p>
          </table:table-cell>
          <table:table-cell office:value-type="float" office:value="0.01402371543089" calcext:value-type="float">
            <text:p>1.40237154308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CHORD-LENGTH-(mm) <text:s text:c="13"/></text:p>
          </table:table-cell>
          <table:table-cell office:value-type="float" office:value="0.01402159386488" calcext:value-type="float">
            <text:p>1.40215938648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THETA-(rad) <text:s text:c="15"/></text:p>
          </table:table-cell>
          <table:table-cell office:value-type="float" office:value="0.001917156033539" calcext:value-type="float">
            <text:p>1.91715603353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ILSHELL AVG-ARC-AREA-(mm2) <text:s text:c="16"/></text:p>
          </table:table-cell>
          <table:table-cell office:value-type="float" office:value="0.00000003105452626107" calcext:value-type="float">
            <text:p>3.10545262610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2:11.99" calcext:value-type="date">
            <text:p>2023-10-06 06:42:1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4.1750098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TOTAL-INTERPOLATED-POINTS <text:s text:c="9"/></text:p>
          </table:table-cell>
          <table:table-cell office:value-type="float" office:value="8370" calcext:value-type="float">
            <text:p>8.37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-(mm) <text:s text:c="14"/></text:p>
          </table:table-cell>
          <table:table-cell office:value-type="float" office:value="0.006764496555494" calcext:value-type="float">
            <text:p>6.76449655549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TOT-INTERPOL-PNTS <text:s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LENGTH-(mm) <text:s text:c="15"/></text:p>
          </table:table-cell>
          <table:table-cell office:value-type="float" office:value="138.5855208343" calcext:value-type="float">
            <text:p>1.38585520834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LENGTH-(mm) <text:s text:c="13"/></text:p>
          </table:table-cell>
          <table:table-cell office:value-type="float" office:value="138.5601641834" calcext:value-type="float">
            <text:p>1.38560164183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DIFF-ARC-LENGTH-CHORD-LENGTH-(mm) <text:s/></text:p>
          </table:table-cell>
          <table:table-cell office:value-type="float" office:value="0.0253566509806" calcext:value-type="float">
            <text:p>2.535665098060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PCNT-DIFF-ARC-CHORD-LENGTH <text:s text:c="8"/></text:p>
          </table:table-cell>
          <table:table-cell office:value-type="float" office:value="0.01829675338949" calcext:value-type="float">
            <text:p>1.82967533894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CHORD-ERROR/SUM-CHORD-LENGTH <text:s text:c="2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THETA-(rad) <text:s text:c="15"/></text:p>
          </table:table-cell>
          <table:table-cell office:value-type="float" office:value="18.94325318416" calcext:value-type="float">
            <text:p>1.89432531841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-(mm2) <text:s text:c="16"/></text:p>
          </table:table-cell>
          <table:table-cell office:value-type="float" office:value="0.0005164360050036" calcext:value-type="float">
            <text:p>5.16436005003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SUM-ARC-AREA/SUM-CHORD-LENGTH <text:s text:c="5"/></text:p>
          </table:table-cell>
          <table:table-cell office:value-type="float" office:value="0.00004881992306637" calcext:value-type="float">
            <text:p>4.88199230663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ERROR-(mm) <text:s text:c="14"/></text:p>
          </table:table-cell>
          <table:table-cell office:value-type="float" office:value="0.0000008082801476275" calcext:value-type="float">
            <text:p>8.082801476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LENGTH-(mm) <text:s text:c="15"/></text:p>
          </table:table-cell>
          <table:table-cell office:value-type="float" office:value="0.01655938831812" calcext:value-type="float">
            <text:p>1.65593883181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CHORD-LENGTH-(mm) <text:s text:c="13"/></text:p>
          </table:table-cell>
          <table:table-cell office:value-type="float" office:value="0.01655635848768" calcext:value-type="float">
            <text:p>1.65563584876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THETA-(rad) <text:s text:c="15"/></text:p>
          </table:table-cell>
          <table:table-cell office:value-type="float" office:value="0.00226350259101" calcext:value-type="float">
            <text:p>2.26350259101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SNAILSHELL AVG-ARC-AREA-(mm2) <text:s text:c="16"/></text:p>
          </table:table-cell>
          <table:table-cell office:value-type="float" office:value="0.00000006170820946393" calcext:value-type="float">
            <text:p>6.17082094639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45:22.38" calcext:value-type="date">
            <text:p>2023-10-06 06:45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9.29516054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TOTAL-INTERPOLATED-POINTS <text:s text:c="9"/></text:p>
          </table:table-cell>
          <table:table-cell office:value-type="float" office:value="7766" calcext:value-type="float">
            <text:p>7.766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-(mm) <text:s text:c="14"/></text:p>
          </table:table-cell>
          <table:table-cell office:value-type="float" office:value="0.007045829082053" calcext:value-type="float">
            <text:p>7.04582908205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TOT-INTERPOL-PNTS <text:s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LENGTH-(mm) <text:s text:c="15"/></text:p>
          </table:table-cell>
          <table:table-cell office:value-type="float" office:value="138.5878579474" calcext:value-type="float">
            <text:p>1.3858785794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LENGTH-(mm) <text:s text:c="13"/></text:p>
          </table:table-cell>
          <table:table-cell office:value-type="float" office:value="138.5598862029" calcext:value-type="float">
            <text:p>1.3855988620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DIFF-ARC-LENGTH-CHORD-LENGTH-(mm) <text:s/></text:p>
          </table:table-cell>
          <table:table-cell office:value-type="float" office:value="0.02797174444973" calcext:value-type="float">
            <text:p>2.79717444497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PCNT-DIFF-ARC-CHORD-LENGTH <text:s text:c="8"/></text:p>
          </table:table-cell>
          <table:table-cell office:value-type="float" office:value="0.02018340196899" calcext:value-type="float">
            <text:p>2.018340196899E-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CHORD-ERROR/SUM-CHORD-LENGTH <text:s text:c="2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THETA-(rad) <text:s text:c="15"/></text:p>
          </table:table-cell>
          <table:table-cell office:value-type="float" office:value="18.9423205727" calcext:value-type="float">
            <text:p>1.894232057270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-(mm2) <text:s text:c="16"/></text:p>
          </table:table-cell>
          <table:table-cell office:value-type="float" office:value="0.0007283849492346" calcext:value-type="float">
            <text:p>7.283849492346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SUM-ARC-AREA/SUM-CHORD-LENGTH <text:s text:c="5"/></text:p>
          </table:table-cell>
          <table:table-cell office:value-type="float" office:value="0.00005085042486059" calcext:value-type="float">
            <text:p>5.085042486059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ERROR-(mm) <text:s text:c="14"/></text:p>
          </table:table-cell>
          <table:table-cell office:value-type="float" office:value="0.000000907383011211" calcext:value-type="float">
            <text:p>9.073830112110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LENGTH-(mm) <text:s text:c="15"/></text:p>
          </table:table-cell>
          <table:table-cell office:value-type="float" office:value="0.01784776019928" calcext:value-type="float">
            <text:p>1.78477601992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CHORD-LENGTH-(mm) <text:s text:c="13"/></text:p>
          </table:table-cell>
          <table:table-cell office:value-type="float" office:value="0.01784415791409" calcext:value-type="float">
            <text:p>1.78441579140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THETA-(rad) <text:s text:c="15"/></text:p>
          </table:table-cell>
          <table:table-cell office:value-type="float" office:value="0.002439448882512" calcext:value-type="float">
            <text:p>2.43944888251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SNAILSHELL AVG-ARC-AREA-(mm2) <text:s text:c="16"/></text:p>
          </table:table-cell>
          <table:table-cell office:value-type="float" office:value="0.00000009380359938629" calcext:value-type="float">
            <text:p>9.38035993862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06:50:28.67" calcext:value-type="date">
            <text:p>2023-10-06 06:50:2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2.062536810 seconds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7) RIBBON-1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TOTAL-INTERPOLATED-POINTS <text:s text:c="9"/></text:p>
          </table:table-cell>
          <table:table-cell office:value-type="float" office:value="7351" calcext:value-type="float">
            <text:p>7.351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-(mm) <text:s text:c="14"/></text:p>
          </table:table-cell>
          <table:table-cell office:value-type="float" office:value="0.007331686925442" calcext:value-type="float">
            <text:p>7.33168692544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TOT-INTERPOL-PNTS <text:s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LENGTH-(mm) <text:s text:c="15"/></text:p>
          </table:table-cell>
          <table:table-cell office:value-type="float" office:value="3.802699021307" calcext:value-type="float">
            <text:p>3.802699021307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LENGTH-(mm) <text:s text:c="13"/></text:p>
          </table:table-cell>
          <table:table-cell office:value-type="float" office:value="15.21079586306" calcext:value-type="float">
            <text:p>1.52107958630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DIFF-ARC-LENGTH-CHORD-LENGTH-(mm) <text:s/></text:p>
          </table:table-cell>
          <table:table-cell office:value-type="float" office:value="-11.40809684176" calcext:value-type="float">
            <text:p>-1.140809684176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PCNT-DIFF-ARC-CHORD-LENGTH <text:s text:c="8"/></text:p>
          </table:table-cell>
          <table:table-cell office:value-type="float" office:value="-299.9999941577" calcext:value-type="float">
            <text:p>-2.999999941577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CHORD-ERROR/SUM-CHORD-LENGTH <text:s text:c="2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THETA-(rad) <text:s text:c="15"/></text:p>
          </table:table-cell>
          <table:table-cell office:value-type="float" office:value="5.446619853644" calcext:value-type="float">
            <text:p>5.44661985364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-(mm2) <text:s text:c="16"/></text:p>
          </table:table-cell>
          <table:table-cell office:value-type="float" office:value="0.000001338515095667" calcext:value-type="float">
            <text:p>1.338515095667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SUM-ARC-AREA/SUM-CHORD-LENGTH <text:s text:c="5"/></text:p>
          </table:table-cell>
          <table:table-cell office:value-type="float" office:value="0.0004820054776519" calcext:value-type="float">
            <text:p>4.8200547765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ERROR-(mm) <text:s text:c="14"/></text:p>
          </table:table-cell>
          <table:table-cell office:value-type="float" office:value="0.0000009975084252302" calcext:value-type="float">
            <text:p>9.97508425230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LENGTH-(mm) <text:s text:c="15"/></text:p>
          </table:table-cell>
          <table:table-cell office:value-type="float" office:value="0.0005173740165044" calcext:value-type="float">
            <text:p>5.173740165044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CHORD-LENGTH-(mm) <text:s text:c="13"/></text:p>
          </table:table-cell>
          <table:table-cell office:value-type="float" office:value="0.002069496035791" calcext:value-type="float">
            <text:p>2.06949603579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THETA-(rad) <text:s text:c="15"/></text:p>
          </table:table-cell>
          <table:table-cell office:value-type="float" office:value="0.0007410367147815" calcext:value-type="float">
            <text:p>7.41036714781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L AVG-ARC-AREA-(mm2) <text:s text:c="16"/></text:p>
          </table:table-cell>
          <table:table-cell office:value-type="float" office:value="0.0000000001821108973696" calcext:value-type="float">
            <text:p>1.821108973696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46:41.47" calcext:value-type="date">
            <text:p>2023-10-06 14:46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65.68313583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TOTAL-INTERPOLATED-POINTS <text:s text:c="9"/></text:p>
          </table:table-cell>
          <table:table-cell office:value-type="float" office:value="7352" calcext:value-type="float">
            <text:p>7.352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-(mm) <text:s text:c="14"/></text:p>
          </table:table-cell>
          <table:table-cell office:value-type="float" office:value="0.00733065000196" calcext:value-type="float">
            <text:p>7.33065000196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TOT-INTERPOL-PNTS <text:s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LENGTH-(mm) <text:s text:c="15"/></text:p>
          </table:table-cell>
          <table:table-cell office:value-type="float" office:value="3.802672335504" calcext:value-type="float">
            <text:p>3.802672335504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LENGTH-(mm) <text:s text:c="13"/></text:p>
          </table:table-cell>
          <table:table-cell office:value-type="float" office:value="15.21068903483" calcext:value-type="float">
            <text:p>1.52106890348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DIFF-ARC-LENGTH-CHORD-LENGTH-(mm) <text:s/></text:p>
          </table:table-cell>
          <table:table-cell office:value-type="float" office:value="-11.40801669932" calcext:value-type="float">
            <text:p>-1.14080166993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PCNT-DIFF-ARC-CHORD-LENGTH <text:s text:c="8"/></text:p>
          </table:table-cell>
          <table:table-cell office:value-type="float" office:value="-299.9999919218" calcext:value-type="float">
            <text:p>-2.999999919218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CHORD-ERROR/SUM-CHORD-LENGTH <text:s text:c="2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THETA-(rad) <text:s text:c="15"/></text:p>
          </table:table-cell>
          <table:table-cell office:value-type="float" office:value="5.446616685362" calcext:value-type="float">
            <text:p>5.446616685362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-(mm2) <text:s text:c="16"/></text:p>
          </table:table-cell>
          <table:table-cell office:value-type="float" office:value="0.000001338121185915" calcext:value-type="float">
            <text:p>1.338121185915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SUM-ARC-AREA/SUM-CHORD-LENGTH <text:s text:c="5"/></text:p>
          </table:table-cell>
          <table:table-cell office:value-type="float" office:value="0.0004819406921788" calcext:value-type="float">
            <text:p>4.8194069217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ERROR-(mm) <text:s text:c="14"/></text:p>
          </table:table-cell>
          <table:table-cell office:value-type="float" office:value="0.0000009972316694273" calcext:value-type="float">
            <text:p>9.9723166942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LENGTH-(mm) <text:s text:c="15"/></text:p>
          </table:table-cell>
          <table:table-cell office:value-type="float" office:value="0.0005173000048298" calcext:value-type="float">
            <text:p>5.17300004829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CHORD-LENGTH-(mm) <text:s text:c="13"/></text:p>
          </table:table-cell>
          <table:table-cell office:value-type="float" office:value="0.002069199977531" calcext:value-type="float">
            <text:p>2.069199977531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THETA-(rad) <text:s text:c="15"/></text:p>
          </table:table-cell>
          <table:table-cell office:value-type="float" office:value="0.0007409354761749" calcext:value-type="float">
            <text:p>7.40935476174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L AVG-ARC-AREA-(mm2) <text:s text:c="16"/></text:p>
          </table:table-cell>
          <table:table-cell office:value-type="float" office:value="0.0000000001820325378744" calcext:value-type="float">
            <text:p>1.820325378744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4:55:33.08" calcext:value-type="date">
            <text:p>2023-10-06 14:55:3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59.53985509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-(mm) <text:s text:c="14"/></text:p>
          </table:table-cell>
          <table:table-cell office:value-type="float" office:value="0.007330843544266" calcext:value-type="float">
            <text:p>7.33084354426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TOT-INTERPOL-PNTS <text:s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LENGTH-(mm) <text:s text:c="15"/></text:p>
          </table:table-cell>
          <table:table-cell office:value-type="float" office:value="3.80347826793" calcext:value-type="float">
            <text:p>3.80347826793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LENGTH-(mm) <text:s text:c="13"/></text:p>
          </table:table-cell>
          <table:table-cell office:value-type="float" office:value="15.21391385441" calcext:value-type="float">
            <text:p>1.521391385441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DIFF-ARC-LENGTH-CHORD-LENGTH-(mm) <text:s/></text:p>
          </table:table-cell>
          <table:table-cell office:value-type="float" office:value="-11.41043558648" calcext:value-type="float">
            <text:p>-1.14104355864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PCNT-DIFF-ARC-CHORD-LENGTH <text:s text:c="8"/></text:p>
          </table:table-cell>
          <table:table-cell office:value-type="float" office:value="-300.0000205782" calcext:value-type="float">
            <text:p>-3.000000205782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CHORD-ERROR/SUM-CHORD-LENGTH <text:s text:c="2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THETA-(rad) <text:s text:c="15"/></text:p>
          </table:table-cell>
          <table:table-cell office:value-type="float" office:value="5.446717935311" calcext:value-type="float">
            <text:p>5.44671793531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-(mm2) <text:s text:c="16"/></text:p>
          </table:table-cell>
          <table:table-cell office:value-type="float" office:value="0.000001338217831316" calcext:value-type="float">
            <text:p>1.33821783131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SUM-ARC-AREA/SUM-CHORD-LENGTH <text:s text:c="5"/></text:p>
          </table:table-cell>
          <table:table-cell office:value-type="float" office:value="0.0004818512589475" calcext:value-type="float">
            <text:p>4.81851258947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ERROR-(mm) <text:s text:c="14"/></text:p>
          </table:table-cell>
          <table:table-cell office:value-type="float" office:value="0.0000009971223536814" calcext:value-type="float">
            <text:p>9.97122353681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LENGTH-(mm) <text:s text:c="15"/></text:p>
          </table:table-cell>
          <table:table-cell office:value-type="float" office:value="0.0005173392638643" calcext:value-type="float">
            <text:p>5.1733926386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CHORD-LENGTH-(mm) <text:s text:c="13"/></text:p>
          </table:table-cell>
          <table:table-cell office:value-type="float" office:value="0.002069357161916" calcext:value-type="float">
            <text:p>2.0693571619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THETA-(rad) <text:s text:c="15"/></text:p>
          </table:table-cell>
          <table:table-cell office:value-type="float" office:value="0.0007408484678062" calcext:value-type="float">
            <text:p>7.40848467806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L AVG-ARC-AREA-(mm2) <text:s text:c="16"/></text:p>
          </table:table-cell>
          <table:table-cell office:value-type="float" office:value="0.0000000001820209237372" calcext:value-type="float">
            <text:p>1.820209237372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08:47.81" calcext:value-type="date">
            <text:p>2023-10-06 15:08:4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5.452534184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TOTAL-INTERPOLATED-POINTS <text:s text:c="9"/></text:p>
          </table:table-cell>
          <table:table-cell office:value-type="float" office:value="7353" calcext:value-type="float">
            <text:p>7.353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-(mm) <text:s text:c="14"/></text:p>
          </table:table-cell>
          <table:table-cell office:value-type="float" office:value="0.007330107781796" calcext:value-type="float">
            <text:p>7.33010778179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TOT-INTERPOL-PNTS <text:s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LENGTH-(mm) <text:s text:c="15"/></text:p>
          </table:table-cell>
          <table:table-cell office:value-type="float" office:value="3.802978777888" calcext:value-type="float">
            <text:p>3.80297877788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LENGTH-(mm) <text:s text:c="13"/></text:p>
          </table:table-cell>
          <table:table-cell office:value-type="float" office:value="15.21191524702" calcext:value-type="float">
            <text:p>1.52119152470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DIFF-ARC-LENGTH-CHORD-LENGTH-(mm) <text:s/></text:p>
          </table:table-cell>
          <table:table-cell office:value-type="float" office:value="-11.40893646914" calcext:value-type="float">
            <text:p>-1.14089364691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PCNT-DIFF-ARC-CHORD-LENGTH <text:s text:c="8"/></text:p>
          </table:table-cell>
          <table:table-cell office:value-type="float" office:value="-300.0000035623" calcext:value-type="float">
            <text:p>-3.000000035623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CHORD-ERROR/SUM-CHORD-LENGTH <text:s text:c="2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THETA-(rad) <text:s text:c="15"/></text:p>
          </table:table-cell>
          <table:table-cell office:value-type="float" office:value="5.446655391021" calcext:value-type="float">
            <text:p>5.446655391021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-(mm2) <text:s text:c="16"/></text:p>
          </table:table-cell>
          <table:table-cell office:value-type="float" office:value="0.000001337920946871" calcext:value-type="float">
            <text:p>1.337920946871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SUM-ARC-AREA/SUM-CHORD-LENGTH <text:s text:c="5"/></text:p>
          </table:table-cell>
          <table:table-cell office:value-type="float" office:value="0.0004818661991448" calcext:value-type="float">
            <text:p>4.81866199144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ERROR-(mm) <text:s text:c="14"/></text:p>
          </table:table-cell>
          <table:table-cell office:value-type="float" office:value="0.0000009970222771758" calcext:value-type="float">
            <text:p>9.970222771758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LENGTH-(mm) <text:s text:c="15"/></text:p>
          </table:table-cell>
          <table:table-cell office:value-type="float" office:value="0.0005172713245223" calcext:value-type="float">
            <text:p>5.17271324522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CHORD-LENGTH-(mm) <text:s text:c="13"/></text:p>
          </table:table-cell>
          <table:table-cell office:value-type="float" office:value="0.002069085316516" calcext:value-type="float">
            <text:p>2.06908531651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THETA-(rad) <text:s text:c="15"/></text:p>
          </table:table-cell>
          <table:table-cell office:value-type="float" office:value="0.0007408399606938" calcext:value-type="float">
            <text:p>7.408399606938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L AVG-ARC-AREA-(mm2) <text:s text:c="16"/></text:p>
          </table:table-cell>
          <table:table-cell office:value-type="float" office:value="0.0000000001819805422838" calcext:value-type="float">
            <text:p>1.819805422838E-10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12:56.65" calcext:value-type="date">
            <text:p>2023-10-06 15:12:5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3.307374778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8) RIBBON-100L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TOTAL-INTERPOLATED-POINTS <text:s text:c="9"/></text:p>
          </table:table-cell>
          <table:table-cell office:value-type="float" office:value="7480" calcext:value-type="float">
            <text:p>7.48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-(mm) <text:s text:c="14"/></text:p>
          </table:table-cell>
          <table:table-cell office:value-type="float" office:value="0.007227413654822" calcext:value-type="float">
            <text:p>7.22741365482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TOT-INTERPOL-PNTS <text:s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LENGTH-(mm) <text:s text:c="15"/></text:p>
          </table:table-cell>
          <table:table-cell office:value-type="float" office:value="38.02433940498" calcext:value-type="float">
            <text:p>3.802433940498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LENGTH-(mm) <text:s text:c="13"/></text:p>
          </table:table-cell>
          <table:table-cell office:value-type="float" office:value="152.0973548479" calcext:value-type="float">
            <text:p>1.52097354847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DIFF-ARC-LENGTH-CHORD-LENGTH-(mm) <text:s/></text:p>
          </table:table-cell>
          <table:table-cell office:value-type="float" office:value="-114.0730154429" calcext:value-type="float">
            <text:p>-1.1407301544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PCNT-DIFF-ARC-CHORD-LENGTH <text:s text:c="8"/></text:p>
          </table:table-cell>
          <table:table-cell office:value-type="float" office:value="-299.9999927099" calcext:value-type="float">
            <text:p>-2.9999999270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CHORD-ERROR/SUM-CHORD-LENGTH <text:s text:c="2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THETA-(rad) <text:s text:c="15"/></text:p>
          </table:table-cell>
          <table:table-cell office:value-type="float" office:value="5.446630718238" calcext:value-type="float">
            <text:p>5.446630718238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-(mm2) <text:s text:c="16"/></text:p>
          </table:table-cell>
          <table:table-cell office:value-type="float" office:value="0.0001265139232664" calcext:value-type="float">
            <text:p>1.265139232664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SUM-ARC-AREA/SUM-CHORD-LENGTH <text:s text:c="5"/></text:p>
          </table:table-cell>
          <table:table-cell office:value-type="float" office:value="0.00004751833890898" calcext:value-type="float">
            <text:p>4.751833890898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ERROR-(mm) <text:s text:c="14"/></text:p>
          </table:table-cell>
          <table:table-cell office:value-type="float" office:value="0.0000009663609646773" calcext:value-type="float">
            <text:p>9.663609646773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LENGTH-(mm) <text:s text:c="15"/></text:p>
          </table:table-cell>
          <table:table-cell office:value-type="float" office:value="0.005084147533759" calcext:value-type="float">
            <text:p>5.0841475337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CHORD-LENGTH-(mm) <text:s text:c="13"/></text:p>
          </table:table-cell>
          <table:table-cell office:value-type="float" office:value="0.02033658976439" calcext:value-type="float">
            <text:p>2.0336589764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THETA-(rad) <text:s text:c="15"/></text:p>
          </table:table-cell>
          <table:table-cell office:value-type="float" office:value="0.0007282565474312" calcext:value-type="float">
            <text:p>7.282565474312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RIBBON-100L AVG-ARC-AREA-(mm2) <text:s text:c="16"/></text:p>
          </table:table-cell>
          <table:table-cell office:value-type="float" office:value="0.00000001691588758743" calcext:value-type="float">
            <text:p>1.69158875874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0:58.17" calcext:value-type="date">
            <text:p>2023-10-06 15:30:58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6.306206937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TOTAL-INTERPOLATED-POINTS <text:s text:c="9"/></text:p>
          </table:table-cell>
          <table:table-cell office:value-type="float" office:value="7348" calcext:value-type="float">
            <text:p>7.348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-(mm) <text:s text:c="14"/></text:p>
          </table:table-cell>
          <table:table-cell office:value-type="float" office:value="0.007334488978808" calcext:value-type="float">
            <text:p>7.33448897880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TOT-INTERPOL-PNTS <text:s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LENGTH-(mm) <text:s text:c="15"/></text:p>
          </table:table-cell>
          <table:table-cell office:value-type="float" office:value="38.02572368417" calcext:value-type="float">
            <text:p>3.802572368417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LENGTH-(mm) <text:s text:c="13"/></text:p>
          </table:table-cell>
          <table:table-cell office:value-type="float" office:value="152.102890678" calcext:value-type="float">
            <text:p>1.5210289067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DIFF-ARC-LENGTH-CHORD-LENGTH-(mm) <text:s/></text:p>
          </table:table-cell>
          <table:table-cell office:value-type="float" office:value="-114.0771669938" calcext:value-type="float">
            <text:p>-1.1407716699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PCNT-DIFF-ARC-CHORD-LENGTH <text:s text:c="8"/></text:p>
          </table:table-cell>
          <table:table-cell office:value-type="float" office:value="-299.9999893265" calcext:value-type="float">
            <text:p>-2.999999893265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CHORD-ERROR/SUM-CHORD-LENGTH <text:s text:c="2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THETA-(rad) <text:s text:c="15"/></text:p>
          </table:table-cell>
          <table:table-cell office:value-type="float" office:value="5.446603832206" calcext:value-type="float">
            <text:p>5.446603832206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-(mm2) <text:s text:c="16"/></text:p>
          </table:table-cell>
          <table:table-cell office:value-type="float" office:value="0.0001339597112819" calcext:value-type="float">
            <text:p>1.339597112819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SUM-ARC-AREA/SUM-CHORD-LENGTH <text:s text:c="5"/></text:p>
          </table:table-cell>
          <table:table-cell office:value-type="float" office:value="0.00004822057586226" calcext:value-type="float">
            <text:p>4.82205758622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ERROR-(mm) <text:s text:c="14"/></text:p>
          </table:table-cell>
          <table:table-cell office:value-type="float" office:value="0.0000009982971251951" calcext:value-type="float">
            <text:p>9.982971251951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LENGTH-(mm) <text:s text:c="15"/></text:p>
          </table:table-cell>
          <table:table-cell office:value-type="float" office:value="0.005175680370787" calcext:value-type="float">
            <text:p>5.17568037078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CHORD-LENGTH-(mm) <text:s text:c="13"/></text:p>
          </table:table-cell>
          <table:table-cell office:value-type="float" office:value="0.02070272093072" calcext:value-type="float">
            <text:p>2.070272093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THETA-(rad) <text:s text:c="15"/></text:p>
          </table:table-cell>
          <table:table-cell office:value-type="float" office:value="0.0007413371215743" calcext:value-type="float">
            <text:p>7.413371215743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RIBBON-100L AVG-ARC-AREA-(mm2) <text:s text:c="16"/></text:p>
          </table:table-cell>
          <table:table-cell office:value-type="float" office:value="0.00000001823325320292" calcext:value-type="float">
            <text:p>1.823325320292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37:59.53" calcext:value-type="date">
            <text:p>2023-10-06 15:37:5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37.694118593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TOTAL-INTERPOLATED-POINTS <text:s text:c="9"/></text:p>
          </table:table-cell>
          <table:table-cell office:value-type="float" office:value="7349" calcext:value-type="float">
            <text:p>7.349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-(mm) <text:s text:c="14"/></text:p>
          </table:table-cell>
          <table:table-cell office:value-type="float" office:value="0.007333764811636" calcext:value-type="float">
            <text:p>7.333764811636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TOT-INTERPOL-PNTS <text:s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LENGTH-(mm) <text:s text:c="15"/></text:p>
          </table:table-cell>
          <table:table-cell office:value-type="float" office:value="38.02757758292" calcext:value-type="float">
            <text:p>3.80275775829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LENGTH-(mm) <text:s text:c="13"/></text:p>
          </table:table-cell>
          <table:table-cell office:value-type="float" office:value="152.110308628" calcext:value-type="float">
            <text:p>1.52110308628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DIFF-ARC-LENGTH-CHORD-LENGTH-(mm) <text:s/></text:p>
          </table:table-cell>
          <table:table-cell office:value-type="float" office:value="-114.0827310451" calcext:value-type="float">
            <text:p>-1.14082731045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PCNT-DIFF-ARC-CHORD-LENGTH <text:s text:c="8"/></text:p>
          </table:table-cell>
          <table:table-cell office:value-type="float" office:value="-299.9999955199" calcext:value-type="float">
            <text:p>-2.999999955199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CHORD-ERROR/SUM-CHORD-LENGTH <text:s text:c="2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THETA-(rad) <text:s text:c="15"/></text:p>
          </table:table-cell>
          <table:table-cell office:value-type="float" office:value="5.446627300213" calcext:value-type="float">
            <text:p>5.446627300213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-(mm2) <text:s text:c="16"/></text:p>
          </table:table-cell>
          <table:table-cell office:value-type="float" office:value="0.0001339309239988" calcext:value-type="float">
            <text:p>1.33930923998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SUM-ARC-AREA/SUM-CHORD-LENGTH <text:s text:c="5"/></text:p>
          </table:table-cell>
          <table:table-cell office:value-type="float" office:value="0.00004821346349097" calcext:value-type="float">
            <text:p>4.821346349097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ERROR-(mm) <text:s text:c="14"/></text:p>
          </table:table-cell>
          <table:table-cell office:value-type="float" office:value="0.0000009980627125254" calcext:value-type="float">
            <text:p>9.98062712525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LENGTH-(mm) <text:s text:c="15"/></text:p>
          </table:table-cell>
          <table:table-cell office:value-type="float" office:value="0.005175228304698" calcext:value-type="float">
            <text:p>5.175228304698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CHORD-LENGTH-(mm) <text:s text:c="13"/></text:p>
          </table:table-cell>
          <table:table-cell office:value-type="float" office:value="0.02070091298694" calcext:value-type="float">
            <text:p>2.07009129869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THETA-(rad) <text:s text:c="15"/></text:p>
          </table:table-cell>
          <table:table-cell office:value-type="float" office:value="0.000741239425723" calcext:value-type="float">
            <text:p>7.412394257230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RIBBON-100L AVG-ARC-AREA-(mm2) <text:s text:c="16"/></text:p>
          </table:table-cell>
          <table:table-cell office:value-type="float" office:value="0.0000000182268541098" calcext:value-type="float">
            <text:p>1.82268541098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5:42:41.96" calcext:value-type="date">
            <text:p>2023-10-06 15:42:4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2.698734839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C40-L0.18-A28-RIBBON-100L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TOTAL-INTERPOLATED-POINTS <text:s text:c="9"/></text:p>
          </table:table-cell>
          <table:table-cell office:value-type="float" office:value="7350" calcext:value-type="float">
            <text:p>7.350000000000E+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-(mm) <text:s text:c="14"/></text:p>
          </table:table-cell>
          <table:table-cell office:value-type="float" office:value="0.007333839687707" calcext:value-type="float">
            <text:p>7.33383968770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TOT-INTERPOL-PNTS <text:s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LENGTH-(mm) <text:s text:c="15"/></text:p>
          </table:table-cell>
          <table:table-cell office:value-type="float" office:value="38.03483632374" calcext:value-type="float">
            <text:p>3.803483632374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LENGTH-(mm) <text:s text:c="13"/></text:p>
          </table:table-cell>
          <table:table-cell office:value-type="float" office:value="152.1393532475" calcext:value-type="float">
            <text:p>1.52139353247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DIFF-ARC-LENGTH-CHORD-LENGTH-(mm) <text:s/></text:p>
          </table:table-cell>
          <table:table-cell office:value-type="float" office:value="-114.1045169238" calcext:value-type="float">
            <text:p>-1.14104516923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PCNT-DIFF-ARC-CHORD-LENGTH <text:s text:c="8"/></text:p>
          </table:table-cell>
          <table:table-cell office:value-type="float" office:value="-300.0000209086" calcext:value-type="float">
            <text:p>-3.000000209086E+02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CHORD-ERROR/SUM-CHORD-LENGTH <text:s text:c="2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THETA-(rad) <text:s text:c="15"/></text:p>
          </table:table-cell>
          <table:table-cell office:value-type="float" office:value="5.446718506955" calcext:value-type="float">
            <text:p>5.446718506955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-(mm2) <text:s text:c="16"/></text:p>
          </table:table-cell>
          <table:table-cell office:value-type="float" office:value="0.000133934354072" calcext:value-type="float">
            <text:p>1.339343540720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SUM-ARC-AREA/SUM-CHORD-LENGTH <text:s text:c="5"/></text:p>
          </table:table-cell>
          <table:table-cell office:value-type="float" office:value="0.00004820475130965" calcext:value-type="float">
            <text:p>4.820475130965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ERROR-(mm) <text:s text:c="14"/></text:p>
          </table:table-cell>
          <table:table-cell office:value-type="float" office:value="0.0000009979370918094" calcext:value-type="float">
            <text:p>9.979370918094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LENGTH-(mm) <text:s text:c="15"/></text:p>
          </table:table-cell>
          <table:table-cell office:value-type="float" office:value="0.005175511814362" calcext:value-type="float">
            <text:p>5.175511814362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CHORD-LENGTH-(mm) <text:s text:c="13"/></text:p>
          </table:table-cell>
          <table:table-cell office:value-type="float" office:value="0.02070204833957" calcext:value-type="float">
            <text:p>2.070204833957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THETA-(rad) <text:s text:c="15"/></text:p>
          </table:table-cell>
          <table:table-cell office:value-type="float" office:value="0.0007411509738679" calcext:value-type="float">
            <text:p>7.411509738679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RIBBON-100L AVG-ARC-AREA-(mm2) <text:s text:c="16"/></text:p>
          </table:table-cell>
          <table:table-cell office:value-type="float" office:value="0.0000000182248406684" calcext:value-type="float">
            <text:p>1.8224840668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17:07.26" calcext:value-type="date">
            <text:p>2023-10-06 16:17:07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47.33958116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9) ASTEPI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TOTAL-INTERPOLATED-POINTS <text:s text:c="9"/></text:p>
          </table:table-cell>
          <table:table-cell office:value-type="float" office:value="76275" calcext:value-type="float">
            <text:p>7.6275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-(mm) <text:s text:c="14"/></text:p>
          </table:table-cell>
          <table:table-cell office:value-type="float" office:value="0.0008403732211685" calcext:value-type="float">
            <text:p>8.403732211685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TOT-INTERPOL-PNTS <text:s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LENGTH-(mm) <text:s text:c="15"/></text:p>
          </table:table-cell>
          <table:table-cell office:value-type="float" office:value="762.6471894183" calcext:value-type="float">
            <text:p>7.62647189418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CHORD-LENGTH-(mm) <text:s text:c="13"/></text:p>
          </table:table-cell>
          <table:table-cell office:value-type="float" office:value="426.2622478423" calcext:value-type="float">
            <text:p>4.26262247842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DIFF-ARC-LENGTH-CHORD-LENGTH-(mm) <text:s/></text:p>
          </table:table-cell>
          <table:table-cell office:value-type="float" office:value="336.384941576" calcext:value-type="float">
            <text:p>3.36384941576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PCNT-DIFF-ARC-CHORD-LENGTH <text:s text:c="8"/></text:p>
          </table:table-cell>
          <table:table-cell office:value-type="float" office:value="44.10754359858" calcext:value-type="float">
            <text:p>4.41075435985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CHORD-ERROR/SUM-CHORD-LENGTH <text:s text:c="2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THETA-(rad) <text:s text:c="15"/></text:p>
          </table:table-cell>
          <table:table-cell office:value-type="float" office:value="13.00410711943" calcext:value-type="float">
            <text:p>1.30041071194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-(mm2) <text:s text:c="16"/></text:p>
          </table:table-cell>
          <table:table-cell office:value-type="float" office:value="0.0002898515736808" calcext:value-type="float">
            <text:p>2.89851573680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SUM-ARC-AREA/SUM-CHORD-LENGTH <text:s text:c="5"/></text:p>
          </table:table-cell>
          <table:table-cell office:value-type="float" office:value="0.000001971493430212" calcext:value-type="float">
            <text:p>1.97149343021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ASTEPI AVG-CHORD-ERROR-(mm) <text:s text:c="14"/></text:p>
          </table:table-cell>
          <table:table-cell office:value-type="float" office:value="0.0000000110178202424" calcext:value-type="float">
            <text:p>1.101782024240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LENGTH-(mm) <text:s text:c="15"/></text:p>
          </table:table-cell>
          <table:table-cell office:value-type="float" office:value="0.009998783195037" calcext:value-type="float">
            <text:p>9.99878319503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CHORD-LENGTH-(mm) <text:s text:c="13"/></text:p>
          </table:table-cell>
          <table:table-cell office:value-type="float" office:value="0.005588565537959" calcext:value-type="float">
            <text:p>5.588565537959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THETA-(rad) <text:s text:c="15"/></text:p>
          </table:table-cell>
          <table:table-cell office:value-type="float" office:value="0.0001704920040831" calcext:value-type="float">
            <text:p>1.704920040831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ASTEPI AVG-ARC-AREA-(mm2) <text:s text:c="16"/></text:p>
          </table:table-cell>
          <table:table-cell office:value-type="float" office:value="0.000000003800136005465" calcext:value-type="float">
            <text:p>3.800136005465E-09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34:39.88" calcext:value-type="date">
            <text:p>2023-10-06 16:34:39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27.836373672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TOTAL-INTERPOLATED-POINTS <text:s text:c="9"/></text:p>
          </table:table-cell>
          <table:table-cell office:value-type="float" office:value="38169" calcext:value-type="float">
            <text:p>3.816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-(mm) <text:s text:c="14"/></text:p>
          </table:table-cell>
          <table:table-cell office:value-type="float" office:value="0.001641842648547" calcext:value-type="float">
            <text:p>1.641842648547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TOT-INTERPOL-PNTS <text:s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LENGTH-(mm) <text:s text:c="15"/></text:p>
          </table:table-cell>
          <table:table-cell office:value-type="float" office:value="762.6564180797" calcext:value-type="float">
            <text:p>7.6265641807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CHORD-LENGTH-(mm) <text:s text:c="13"/></text:p>
          </table:table-cell>
          <table:table-cell office:value-type="float" office:value="426.2622396899" calcext:value-type="float">
            <text:p>4.26262239689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DIFF-ARC-LENGTH-CHORD-LENGTH-(mm) <text:s/></text:p>
          </table:table-cell>
          <table:table-cell office:value-type="float" office:value="336.3941783897" calcext:value-type="float">
            <text:p>3.36394178389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PCNT-DIFF-ARC-CHORD-LENGTH <text:s text:c="8"/></text:p>
          </table:table-cell>
          <table:table-cell office:value-type="float" office:value="44.10822100426" calcext:value-type="float">
            <text:p>4.41082210042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CHORD-ERROR/SUM-CHORD-LENGTH <text:s text:c="2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THETA-(rad) <text:s text:c="15"/></text:p>
          </table:table-cell>
          <table:table-cell office:value-type="float" office:value="13.00415390419" calcext:value-type="float">
            <text:p>1.300415390419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-(mm2) <text:s text:c="16"/></text:p>
          </table:table-cell>
          <table:table-cell office:value-type="float" office:value="0.0006811935608835" calcext:value-type="float">
            <text:p>6.811935608835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SUM-ARC-AREA/SUM-CHORD-LENGTH <text:s text:c="5"/></text:p>
          </table:table-cell>
          <table:table-cell office:value-type="float" office:value="0.000003851719659103" calcext:value-type="float">
            <text:p>3.85171965910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ASTEPI AVG-CHORD-ERROR-(mm) <text:s text:c="14"/></text:p>
          </table:table-cell>
          <table:table-cell office:value-type="float" office:value="0.00000004301620856599" calcext:value-type="float">
            <text:p>4.301620856599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LENGTH-(mm) <text:s text:c="15"/></text:p>
          </table:table-cell>
          <table:table-cell office:value-type="float" office:value="0.01998156618318" calcext:value-type="float">
            <text:p>1.99815661831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CHORD-LENGTH-(mm) <text:s text:c="13"/></text:p>
          </table:table-cell>
          <table:table-cell office:value-type="float" office:value="0.01116805281099" calcext:value-type="float">
            <text:p>1.11680528109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THETA-(rad) <text:s text:c="15"/></text:p>
          </table:table-cell>
          <table:table-cell office:value-type="float" office:value="0.0003407082871566" calcext:value-type="float">
            <text:p>3.40708287156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ASTEPI AVG-ARC-AREA-(mm2) <text:s text:c="16"/></text:p>
          </table:table-cell>
          <table:table-cell office:value-type="float" office:value="0.00000001784724273956" calcext:value-type="float">
            <text:p>1.784724273956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0:06.31" calcext:value-type="date">
            <text:p>2023-10-06 16:40:0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4.37228692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TOTAL-INTERPOLATED-POINTS <text:s text:c="9"/></text:p>
          </table:table-cell>
          <table:table-cell office:value-type="float" office:value="25499" calcext:value-type="float">
            <text:p>2.5499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-(mm) <text:s text:c="14"/></text:p>
          </table:table-cell>
          <table:table-cell office:value-type="float" office:value="0.002390002467065" calcext:value-type="float">
            <text:p>2.39000246706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TOT-INTERPOL-PNTS <text:s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LENGTH-(mm) <text:s text:c="15"/></text:p>
          </table:table-cell>
          <table:table-cell office:value-type="float" office:value="762.6597716718" calcext:value-type="float">
            <text:p>7.62659771671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CHORD-LENGTH-(mm) <text:s text:c="13"/></text:p>
          </table:table-cell>
          <table:table-cell office:value-type="float" office:value="426.2622295515" calcext:value-type="float">
            <text:p>4.26262229551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DIFF-ARC-LENGTH-CHORD-LENGTH-(mm) <text:s/></text:p>
          </table:table-cell>
          <table:table-cell office:value-type="float" office:value="336.3975421203" calcext:value-type="float">
            <text:p>3.36397542120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PCNT-DIFF-ARC-CHORD-LENGTH <text:s text:c="8"/></text:p>
          </table:table-cell>
          <table:table-cell office:value-type="float" office:value="44.10846810274" calcext:value-type="float">
            <text:p>4.41084681027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CHORD-ERROR/SUM-CHORD-LENGTH <text:s text:c="2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THETA-(rad) <text:s text:c="15"/></text:p>
          </table:table-cell>
          <table:table-cell office:value-type="float" office:value="13.00401093322" calcext:value-type="float">
            <text:p>1.300401093322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-(mm2) <text:s text:c="16"/></text:p>
          </table:table-cell>
          <table:table-cell office:value-type="float" office:value="0.0009367445601128" calcext:value-type="float">
            <text:p>9.367445601128E-04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SUM-ARC-AREA/SUM-CHORD-LENGTH <text:s text:c="5"/></text:p>
          </table:table-cell>
          <table:table-cell office:value-type="float" office:value="0.000005606883043752" calcext:value-type="float">
            <text:p>5.606883043752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ASTEPI AVG-CHORD-ERROR-(mm) <text:s text:c="14"/></text:p>
          </table:table-cell>
          <table:table-cell office:value-type="float" office:value="0.00000009373293854673" calcext:value-type="float">
            <text:p>9.373293854673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LENGTH-(mm) <text:s text:c="15"/></text:p>
          </table:table-cell>
          <table:table-cell office:value-type="float" office:value="0.02991057226731" calcext:value-type="float">
            <text:p>2.991057226731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CHORD-LENGTH-(mm) <text:s text:c="13"/></text:p>
          </table:table-cell>
          <table:table-cell office:value-type="float" office:value="0.01671747703944" calcext:value-type="float">
            <text:p>1.67174770394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THETA-(rad) <text:s text:c="15"/></text:p>
          </table:table-cell>
          <table:table-cell office:value-type="float" office:value="0.0005100012131627" calcext:value-type="float">
            <text:p>5.100012131627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30-L0.18-A28-ASTEPI AVG-ARC-AREA-(mm2) <text:s text:c="16"/></text:p>
          </table:table-cell>
          <table:table-cell office:value-type="float" office:value="0.00000003673796219754" calcext:value-type="float">
            <text:p>3.673796219754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48:16.49" calcext:value-type="date">
            <text:p>2023-10-06 16:48:16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9.13800157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TOTAL-INTERPOLATED-POINTS <text:s text:c="9"/></text:p>
          </table:table-cell>
          <table:table-cell office:value-type="float" office:value="19184" calcext:value-type="float">
            <text:p>1.9184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-(mm) <text:s text:c="14"/></text:p>
          </table:table-cell>
          <table:table-cell office:value-type="float" office:value="0.003111370462905" calcext:value-type="float">
            <text:p>3.11137046290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TOT-INTERPOL-PNTS <text:s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LENGTH-(mm) <text:s text:c="15"/></text:p>
          </table:table-cell>
          <table:table-cell office:value-type="float" office:value="762.6830175974" calcext:value-type="float">
            <text:p>7.62683017597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CHORD-LENGTH-(mm) <text:s text:c="13"/></text:p>
          </table:table-cell>
          <table:table-cell office:value-type="float" office:value="426.262233355" calcext:value-type="float">
            <text:p>4.26262233355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DIFF-ARC-LENGTH-CHORD-LENGTH-(mm) <text:s/></text:p>
          </table:table-cell>
          <table:table-cell office:value-type="float" office:value="336.4207842424" calcext:value-type="float">
            <text:p>3.36420784242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PCNT-DIFF-ARC-CHORD-LENGTH <text:s text:c="8"/></text:p>
          </table:table-cell>
          <table:table-cell office:value-type="float" office:value="44.11017113009" calcext:value-type="float">
            <text:p>4.411017113009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CHORD-ERROR/SUM-CHORD-LENGTH <text:s text:c="2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THETA-(rad) <text:s text:c="15"/></text:p>
          </table:table-cell>
          <table:table-cell office:value-type="float" office:value="13.00396323193" calcext:value-type="float">
            <text:p>1.300396323193E+01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-(mm2) <text:s text:c="16"/></text:p>
          </table:table-cell>
          <table:table-cell office:value-type="float" office:value="0.001255001527807" calcext:value-type="float">
            <text:p>1.255001527807E-03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SUM-ARC-AREA/SUM-CHORD-LENGTH <text:s text:c="5"/></text:p>
          </table:table-cell>
          <table:table-cell office:value-type="float" office:value="0.000007299193359018" calcext:value-type="float">
            <text:p>7.29919335901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40-L0.18-A28-ASTEPI AVG-CHORD-ERROR-(mm) <text:s text:c="14"/></text:p>
          </table:table-cell>
          <table:table-cell office:value-type="float" office:value="0.0000001621941543505" calcext:value-type="float">
            <text:p>1.62194154350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LENGTH-(mm) <text:s text:c="15"/></text:p>
          </table:table-cell>
          <table:table-cell office:value-type="float" office:value="0.03975827647383" calcext:value-type="float">
            <text:p>3.97582764738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CHORD-LENGTH-(mm) <text:s text:c="13"/></text:p>
          </table:table-cell>
          <table:table-cell office:value-type="float" office:value="0.02222083268285" calcext:value-type="float">
            <text:p>2.222083268285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THETA-(rad) <text:s text:c="15"/></text:p>
          </table:table-cell>
          <table:table-cell office:value-type="float" office:value="0.0006778899667376" calcext:value-type="float">
            <text:p>6.778899667376E-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40-L0.18-A28-ASTEPI AVG-ARC-AREA-(mm2) <text:s text:c="16"/></text:p>
          </table:table-cell>
          <table:table-cell office:value-type="float" office:value="0.00000006542258915741" calcext:value-type="float">
            <text:p>6.542258915741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6:52:22.45" calcext:value-type="date">
            <text:p>2023-10-06 16:52:22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7.71877336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(10) SNAHYP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TOTAL-INTERPOLATED-POINTS <text:s text:c="9"/></text:p>
          </table:table-cell>
          <table:table-cell office:value-type="float" office:value="38672" calcext:value-type="float">
            <text:p>3.867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-(mm) <text:s text:c="14"/></text:p>
          </table:table-cell>
          <table:table-cell office:value-type="float" office:value="0.00284687317582" calcext:value-type="float">
            <text:p>2.846873175820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TOT-INTERPOL-PNTS <text:s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LENGTH-(mm) <text:s text:c="15"/></text:p>
          </table:table-cell>
          <table:table-cell office:value-type="float" office:value="377.9474877648" calcext:value-type="float">
            <text:p>3.77947487764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CHORD-LENGTH-(mm) <text:s text:c="13"/></text:p>
          </table:table-cell>
          <table:table-cell office:value-type="float" office:value="478.9870865777" calcext:value-type="float">
            <text:p>4.78987086577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DIFF-ARC-LENGTH-CHORD-LENGTH-(mm) <text:s/></text:p>
          </table:table-cell>
          <table:table-cell office:value-type="float" office:value="-101.0395988129" calcext:value-type="float">
            <text:p>-1.01039598812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PCNT-DIFF-ARC-CHORD-LENGTH <text:s text:c="8"/></text:p>
          </table:table-cell>
          <table:table-cell office:value-type="float" office:value="-26.73376648446" calcext:value-type="float">
            <text:p>-2.673376648446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CHORD-ERROR/SUM-CHORD-LENGTH <text:s text:c="2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THETA-(rad) <text:s text:c="15"/></text:p>
          </table:table-cell>
          <table:table-cell office:value-type="float" office:value="548.3921922253" calcext:value-type="float">
            <text:p>5.483921922253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-(mm2) <text:s text:c="16"/></text:p>
          </table:table-cell>
          <table:table-cell office:value-type="float" office:value="0.2706870610425" calcext:value-type="float">
            <text:p>2.70687061042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SUM-ARC-AREA/SUM-CHORD-LENGTH <text:s text:c="5"/></text:p>
          </table:table-cell>
          <table:table-cell office:value-type="float" office:value="0.000005943528031539" calcext:value-type="float">
            <text:p>5.943528031539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10-L0.18-A28-SNAHYP AVG-CHORD-ERROR-(mm) <text:s text:c="14"/></text:p>
          </table:table-cell>
          <table:table-cell office:value-type="float" office:value="0.00000007361778014067" calcext:value-type="float">
            <text:p>7.361778014067E-08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LENGTH-(mm) <text:s text:c="15"/></text:p>
          </table:table-cell>
          <table:table-cell office:value-type="float" office:value="0.009773408698114" calcext:value-type="float">
            <text:p>9.773408698114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CHORD-LENGTH-(mm) <text:s text:c="13"/></text:p>
          </table:table-cell>
          <table:table-cell office:value-type="float" office:value="0.01238620895704" calcext:value-type="float">
            <text:p>1.2386208957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THETA-(rad) <text:s text:c="15"/></text:p>
          </table:table-cell>
          <table:table-cell office:value-type="float" office:value="0.01418096744913" calcext:value-type="float">
            <text:p>1.41809674491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10-L0.18-A28-SNAHYP AVG-ARC-AREA-(mm2) <text:s text:c="16"/></text:p>
          </table:table-cell>
          <table:table-cell office:value-type="float" office:value="0.000006999742986798" calcext:value-type="float">
            <text:p>6.999742986798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4:43.03" calcext:value-type="date">
            <text:p>2023-10-06 17:04:43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8.694644926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TOTAL-INTERPOLATED-POINTS <text:s text:c="9"/></text:p>
          </table:table-cell>
          <table:table-cell office:value-type="float" office:value="20223" calcext:value-type="float">
            <text:p>2.0223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-(mm) <text:s text:c="14"/></text:p>
          </table:table-cell>
          <table:table-cell office:value-type="float" office:value="0.004002975369043" calcext:value-type="float">
            <text:p>4.002975369043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TOT-INTERPOL-PNTS <text:s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LENGTH-(mm) <text:s text:c="15"/></text:p>
          </table:table-cell>
          <table:table-cell office:value-type="float" office:value="377.9592539969" calcext:value-type="float">
            <text:p>3.779592539969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CHORD-LENGTH-(mm) <text:s text:c="13"/></text:p>
          </table:table-cell>
          <table:table-cell office:value-type="float" office:value="478.9986994127" calcext:value-type="float">
            <text:p>4.789986994127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DIFF-ARC-LENGTH-CHORD-LENGTH-(mm) <text:s/></text:p>
          </table:table-cell>
          <table:table-cell office:value-type="float" office:value="-101.0394454158" calcext:value-type="float">
            <text:p>-1.01039445415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PCNT-DIFF-ARC-CHORD-LENGTH <text:s text:c="8"/></text:p>
          </table:table-cell>
          <table:table-cell office:value-type="float" office:value="-26.73289365118" calcext:value-type="float">
            <text:p>-2.673289365118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CHORD-ERROR/SUM-CHORD-LENGTH <text:s text:c="2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THETA-(rad) <text:s text:c="15"/></text:p>
          </table:table-cell>
          <table:table-cell office:value-type="float" office:value="551.4331568816" calcext:value-type="float">
            <text:p>5.514331568816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-(mm2) <text:s text:c="16"/></text:p>
          </table:table-cell>
          <table:table-cell office:value-type="float" office:value="0.2760007501922" calcext:value-type="float">
            <text:p>2.760007501922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SUM-ARC-AREA/SUM-CHORD-LENGTH <text:s text:c="5"/></text:p>
          </table:table-cell>
          <table:table-cell office:value-type="float" office:value="0.000008356965006276" calcext:value-type="float">
            <text:p>8.356965006276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0-L0.18-A28-SNAHYP AVG-CHORD-ERROR-(mm) <text:s text:c="14"/></text:p>
          </table:table-cell>
          <table:table-cell office:value-type="float" office:value="0.0000001979515067275" calcext:value-type="float">
            <text:p>1.979515067275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LENGTH-(mm) <text:s text:c="15"/></text:p>
          </table:table-cell>
          <table:table-cell office:value-type="float" office:value="0.01869049817016" calcext:value-type="float">
            <text:p>1.86904981701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CHORD-LENGTH-(mm) <text:s text:c="13"/></text:p>
          </table:table-cell>
          <table:table-cell office:value-type="float" office:value="0.02368700916886" calcext:value-type="float">
            <text:p>2.368700916886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THETA-(rad) <text:s text:c="15"/></text:p>
          </table:table-cell>
          <table:table-cell office:value-type="float" office:value="0.02726897225208" calcext:value-type="float">
            <text:p>2.726897225208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0-L0.18-A28-SNAHYP AVG-ARC-AREA-(mm2) <text:s text:c="16"/></text:p>
          </table:table-cell>
          <table:table-cell office:value-type="float" office:value="0.00001364853872971" calcext:value-type="float">
            <text:p>1.364853872971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7:07:55.36" calcext:value-type="date">
            <text:p>2023-10-06 17:07:5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525007035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TOTAL-INTERPOLATED-POINTS <text:s text:c="9"/></text:p>
          </table:table-cell>
          <table:table-cell office:value-type="float" office:value="16618" calcext:value-type="float">
            <text:p>1.6618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-(mm) <text:s text:c="14"/></text:p>
          </table:table-cell>
          <table:table-cell office:value-type="float" office:value="0.004459254922025" calcext:value-type="float">
            <text:p>4.45925492202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TOT-INTERPOL-PNTS <text:s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LENGTH-(mm) <text:s text:c="15"/></text:p>
          </table:table-cell>
          <table:table-cell office:value-type="float" office:value="377.9667959094" calcext:value-type="float">
            <text:p>3.779667959094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CHORD-LENGTH-(mm) <text:s text:c="13"/></text:p>
          </table:table-cell>
          <table:table-cell office:value-type="float" office:value="479.0063715425" calcext:value-type="float">
            <text:p>4.790063715425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DIFF-ARC-LENGTH-CHORD-LENGTH-(mm) <text:s/></text:p>
          </table:table-cell>
          <table:table-cell office:value-type="float" office:value="-101.0395756332" calcext:value-type="float">
            <text:p>-1.01039575633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PCNT-DIFF-ARC-CHORD-LENGTH <text:s text:c="8"/></text:p>
          </table:table-cell>
          <table:table-cell office:value-type="float" office:value="-26.7323946777" calcext:value-type="float">
            <text:p>-2.673239467770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CHORD-ERROR/SUM-CHORD-LENGTH <text:s text:c="2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THETA-(rad) <text:s text:c="15"/></text:p>
          </table:table-cell>
          <table:table-cell office:value-type="float" office:value="551.4225232921" calcext:value-type="float">
            <text:p>5.514225232921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-(mm2) <text:s text:c="16"/></text:p>
          </table:table-cell>
          <table:table-cell office:value-type="float" office:value="0.2777614243305" calcext:value-type="float">
            <text:p>2.777614243305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SUM-ARC-AREA/SUM-CHORD-LENGTH <text:s text:c="5"/></text:p>
          </table:table-cell>
          <table:table-cell office:value-type="float" office:value="0.000009309385400583" calcext:value-type="float">
            <text:p>9.309385400583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5-L0.18-A28-SNAHYP AVG-CHORD-ERROR-(mm) <text:s text:c="14"/></text:p>
          </table:table-cell>
          <table:table-cell office:value-type="float" office:value="0.0000002683549932012" calcext:value-type="float">
            <text:p>2.683549932012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LENGTH-(mm) <text:s text:c="15"/></text:p>
          </table:table-cell>
          <table:table-cell office:value-type="float" office:value="0.02274579020939" calcext:value-type="float">
            <text:p>2.274579020939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CHORD-LENGTH-(mm) <text:s text:c="13"/></text:p>
          </table:table-cell>
          <table:table-cell office:value-type="float" office:value="0.02882628462072" calcext:value-type="float">
            <text:p>2.88262846207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THETA-(rad) <text:s text:c="15"/></text:p>
          </table:table-cell>
          <table:table-cell office:value-type="float" office:value="0.03318424043402" calcext:value-type="float">
            <text:p>3.318424043402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5-L0.18-A28-SNAHYP AVG-ARC-AREA-(mm2) <text:s text:c="16"/></text:p>
          </table:table-cell>
          <table:table-cell office:value-type="float" office:value="0.0000167154976428" calcext:value-type="float">
            <text:p>1.671549764280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2:05.35" calcext:value-type="date">
            <text:p>2023-10-06 18:02:05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490225760 seconds. 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 SNAHYP GOOD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(9) ALGORITHM EXECUTION STATISTIC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TOTAL-INTERPOLATED-POINTS <text:s text:c="9"/></text:p>
          </table:table-cell>
          <table:table-cell office:value-type="float" office:value="15102" calcext:value-type="float">
            <text:p>1.510200000000E+04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-(mm) <text:s text:c="14"/></text:p>
          </table:table-cell>
          <table:table-cell office:value-type="float" office:value="0.004700022719935" calcext:value-type="float">
            <text:p>4.700022719935E-0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TOT-INTERPOL-PNTS <text:s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LENGTH-(mm) <text:s text:c="15"/></text:p>
          </table:table-cell>
          <table:table-cell office:value-type="float" office:value="377.9678653378" calcext:value-type="float">
            <text:p>3.77967865337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CHORD-LENGTH-(mm) <text:s text:c="13"/></text:p>
          </table:table-cell>
          <table:table-cell office:value-type="float" office:value="479.007128689" calcext:value-type="float">
            <text:p>4.790071286890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DIFF-ARC-LENGTH-CHORD-LENGTH-(mm) <text:s/></text:p>
          </table:table-cell>
          <table:table-cell office:value-type="float" office:value="-101.0392633512" calcext:value-type="float">
            <text:p>-1.010392633512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PCNT-DIFF-ARC-CHORD-LENGTH <text:s text:c="8"/></text:p>
          </table:table-cell>
          <table:table-cell office:value-type="float" office:value="-26.73223641934" calcext:value-type="float">
            <text:p>-2.673223641934E+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CHORD-ERROR/SUM-CHORD-LENGTH <text:s text:c="2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THETA-(rad) <text:s text:c="15"/></text:p>
          </table:table-cell>
          <table:table-cell office:value-type="float" office:value="548.1728747328" calcext:value-type="float">
            <text:p>5.481728747328E+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-(mm2) <text:s text:c="16"/></text:p>
          </table:table-cell>
          <table:table-cell office:value-type="float" office:value="0.275436869531" calcext:value-type="float">
            <text:p>2.754368695310E-01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SUM-ARC-AREA/SUM-CHORD-LENGTH <text:s text:c="5"/></text:p>
          </table:table-cell>
          <table:table-cell office:value-type="float" office:value="0.00000981200996486" calcext:value-type="float">
            <text:p>9.812009964860E-0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8-L0.18-A28-SNAHYP AVG-CHORD-ERROR-(mm) <text:s text:c="14"/></text:p>
          </table:table-cell>
          <table:table-cell office:value-type="float" office:value="0.0000003112391709116" calcext:value-type="float">
            <text:p>3.112391709116E-07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LENGTH-(mm) <text:s text:c="15"/></text:p>
          </table:table-cell>
          <table:table-cell office:value-type="float" office:value="0.02502932688814" calcext:value-type="float">
            <text:p>2.50293268881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CHORD-LENGTH-(mm) <text:s text:c="13"/></text:p>
          </table:table-cell>
          <table:table-cell office:value-type="float" office:value="0.03172022572604" calcext:value-type="float">
            <text:p>3.172022572604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THETA-(rad) <text:s text:c="15"/></text:p>
          </table:table-cell>
          <table:table-cell office:value-type="float" office:value="0.03630043538393" calcext:value-type="float">
            <text:p>3.630043538393E-0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FC28-L0.18-A28-SNAHYP AVG-ARC-AREA-(mm2) <text:s text:c="16"/></text:p>
          </table:table-cell>
          <table:table-cell office:value-type="float" office:value="0.00001823964436336" calcext:value-type="float">
            <text:p>1.823964436336E-05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7" office:value-type="date" office:date-value="2023-10-06T18:05:51.07" calcext:value-type="date">
            <text:p>2023-10-06 18:05:51</text:p>
          </table:table-cell>
          <table:table-cell office:value-type="string" calcext:value-type="string">
            <text:p>Total program run duration <text:s text:c="2"/></text:p>
          </table:table-cell>
          <table:table-cell office:value-type="string" calcext:value-type="string">
            <text:p><text:s/>16.653850090 seconds. 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SNAHYP BAD - EPS VALUE DOMINANT FACTOR GEOMETRY IN 4 CONSTRAI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8 <text:s/>0.706801123 <text:s/>0.000000000 <text:s/>0.001 4.149960e-03 <text:s/>4.041299e-14 <text:s/>4.149960e-03 <text:s text:c="2"/>29.210 <text:s/>28.597 <text:s/>40.878 <text:s/>2.139017e-14 <text:s text:c="2"/>0.070170 <text:s/>-0.005060 <text:s text:c="2"/>0.000112 <text:s text:c="2"/>0.000111 <text:s/>0.000000409 <text:s text:c="2"/>0.000023 <text:s/>-0.000109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39 <text:s/>0.706801123 <text:s/>0.000000000 <text:s/>0.001 4.149960e-03 <text:s/>3.496248e-14 <text:s/>4.149960e-03 <text:s text:c="2"/>29.210 <text:s/>28.597 <text:s/>40.878 <text:s/>2.071570e-14 <text:s text:c="2"/>0.070170 <text:s/>-0.001820 <text:s text:c="2"/>0.000110 <text:s text:c="2"/>0.000110 <text:s/>0.000000029 <text:s text:c="2"/>0.000023 <text:s/>-0.00010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0 <text:s/>0.706801123 <text:s/>0.000000000 <text:s/>0.001 4.149960e-03 <text:s/>3.021715e-14 <text:s/>4.149960e-03 <text:s text:c="2"/>29.210 <text:s/>28.597 <text:s/>40.878 <text:s/>2.711491e-14 <text:s text:c="2"/>0.070170 <text:s text:c="2"/>0.017200 <text:s text:c="2"/>0.000127 <text:s text:c="2"/>0.000127 <text:s/>0.000000052 <text:s text:c="2"/>0.000027 <text:s/>-0.000124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1 <text:s/>0.706801123 <text:s/>0.000000000 <text:s/>0.001 4.149960e-03 <text:s/>2.646407e-14 <text:s/>4.149960e-03 <text:s text:c="2"/>29.210 <text:s/>28.597 <text:s/>40.878 <text:s/>1.921424e-14 <text:s text:c="2"/>0.070170 <text:s/>-0.015600 <text:s text:c="2"/>0.000112 <text:s text:c="2"/>0.000111 <text:s/>0.00000062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8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0:29] process exited with status 1, elapsed time: 08.51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0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0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9:00] process exited with status 1, elapsed time: 08.17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LOWER LAMDA 0.15 NO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1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22:44] process exited with status 1, elapsed time: 08.34s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 BAD BIGGER LAMDA 0.25 MORE JITTERS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2 <text:s/>0.706801123 <text:s/>0.000000000 <text:s/>0.001 4.149960e-03 <text:s/>2.285498e-14 <text:s/>4.149960e-03 <text:s text:c="2"/>29.210 <text:s/>28.597 <text:s/>40.878 <text:s/>2.383233e-14 <text:s text:c="2"/>0.070170 <text:s text:c="2"/>0.015580 <text:s text:c="2"/>0.000127 <text:s text:c="2"/>0.000127 <text:s/>0.000000072 <text:s text:c="2"/>0.000027 <text:s/>-0.000124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3 <text:s/>0.706801123 <text:s/>0.000000000 <text:s/>0.001 4.149960e-03 <text:s/>1.990422e-14 <text:s/>4.149960e-03 <text:s text:c="2"/>29.210 <text:s/>28.597 <text:s/>40.878 <text:s/>4.296434e-14 <text:s text:c="2"/>0.070170 <text:s text:c="2"/>0.016380 <text:s text:c="2"/>0.000143 <text:s text:c="2"/>0.000143 <text:s/>0.000000183 <text:s text:c="2"/>0.000030 <text:s/>-0.000140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4 <text:s/>0.706801123 <text:s/>0.000000000 <text:s/>0.001 4.149960e-03 <text:s/>1.729346e-14 <text:s/>4.149960e-03 <text:s text:c="2"/>29.210 <text:s/>28.597 <text:s/>40.878 <text:s/>2.071570e-14 <text:s text:c="2"/>0.070170 <text:s/>-0.031920 <text:s text:c="2"/>0.000112 <text:s text:c="2"/>0.000111 <text:s/>0.000000589 <text:s text:c="2"/>0.000023 <text:s/>-0.000109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5 <text:s/>0.706801123 <text:s/>0.000000000 <text:s/>0.001 4.149960e-03 <text:s/>1.496459e-14 <text:s/>4.149960e-03 <text:s text:c="2"/>29.210 <text:s/>28.597 <text:s/>40.878 <text:s/>2.864289e-14 <text:s text:c="2"/>0.070170 <text:s text:c="2"/>0.018900 <text:s text:c="2"/>0.000131 <text:s text:c="2"/>0.000130 <text:s/>0.000000891 <text:s text:c="2"/>0.000027 <text:s/>-0.000127 <text:s/>29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6 <text:s/>0.706801123 <text:s/>0.000000000 <text:s/>0.001 4.149960e-03 <text:s/>1.287859e-14 <text:s/>4.149960e-03 <text:s text:c="2"/>29.210 <text:s/>28.597 <text:s/>40.878 <text:s/>3.814000e-14 <text:s text:c="2"/>0.070170 <text:s/>-0.010560 <text:s text:c="2"/>0.000120 <text:s text:c="2"/>0.000120 <text:s/>0.000000392 <text:s text:c="2"/>0.000025 <text:s/>-0.000117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29-L0.25-A28-SNAHYP <text:s/>11.947 <text:s/>0.706801123 <text:s/>0.000000000 <text:s/>0.001 4.149960e-03 <text:s/>1.110223e-14 <text:s/>4.149960e-03 <text:s text:c="2"/>29.210 <text:s/>28.597 <text:s/>40.878 <text:s/>3.503523e-14 <text:s text:c="2"/>0.070170 <text:s text:c="2"/>0.008100 <text:s text:c="2"/>0.000128 <text:s text:c="2"/>0.000128 <text:s/>0.000000256 <text:s text:c="2"/>0.000027 <text:s/>-0.000125 <text:s/>29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8:16:36] process exited with status 1, elapsed time: 08.39s</text:p>
          </table:table-cell>
          <table:table-cell table:number-columns-repeated="2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4 <text:s/>0.706104005 <text:s/>0.000000000 <text:s/>0.001 4.200094e-03 <text:s/>1.196794e-13 <text:s/>4.200094e-03 <text:s text:c="2"/>29.192 <text:s/>29.002 <text:s/>41.149 <text:s/>2.711491e-14 <text:s text:c="2"/>0.047475 <text:s/>-0.031920 <text:s text:c="2"/>0.000078 <text:s text:c="2"/>0.000077 <text:s/>0.000000464 <text:s text:c="2"/>0.000025 <text:s/>-0.00007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5 <text:s/>0.706104005 <text:s/>0.000000000 <text:s/>0.001 4.200094e-03 <text:s/>8.696169e-14 <text:s/>4.200094e-03 <text:s text:c="2"/>29.192 <text:s/>29.002 <text:s/>41.149 <text:s/>2.225769e-14 <text:s text:c="2"/>0.047475 <text:s text:c="2"/>0.035380 <text:s text:c="2"/>0.000113 <text:s text:c="2"/>0.000113 <text:s/>0.00000022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6 <text:s/>0.706104005 <text:s/>0.000000000 <text:s/>0.001 4.200094e-03 <text:s/>6.328792e-14 <text:s/>4.200094e-03 <text:s text:c="2"/>29.192 <text:s/>29.002 <text:s/>41.149 <text:s/>1.637720e-14 <text:s text:c="2"/>0.047475 <text:s/>-0.011220 <text:s text:c="2"/>0.000101 <text:s text:c="2"/>0.000101 <text:s/>0.000000103 <text:s text:c="2"/>0.000032 <text:s/>-0.000096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7 <text:s/>0.706104005 <text:s/>0.000000000 <text:s/>0.001 4.200094e-03 <text:s/>4.604823e-14 <text:s/>4.200094e-03 <text:s text:c="2"/>29.192 <text:s/>29.002 <text:s/>41.149 <text:s/>3.499017e-14 <text:s text:c="2"/>0.047475 <text:s text:c="2"/>0.003780 <text:s text:c="2"/>0.000105 <text:s text:c="2"/>0.000105 <text:s/>0.000000035 <text:s text:c="2"/>0.000034 <text:s/>-0.000100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8 <text:s/>0.706104005 <text:s/>0.000000000 <text:s/>0.001 4.200094e-03 <text:s/>3.357644e-14 <text:s/>4.200094e-03 <text:s text:c="2"/>29.192 <text:s/>29.002 <text:s/>41.149 <text:s/>4.608268e-14 <text:s text:c="2"/>0.047475 <text:s/>-0.007020 <text:s text:c="2"/>0.000099 <text:s text:c="2"/>0.000098 <text:s/>0.000000504 <text:s text:c="2"/>0.000031 <text:s/>-0.000093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499 <text:s/>0.706104005 <text:s/>0.000000000 <text:s/>0.001 4.200094e-03 <text:s/>2.433123e-14 <text:s/>4.200094e-03 <text:s text:c="2"/>29.192 <text:s/>29.002 <text:s/>41.149 <text:s/>4.296434e-14 <text:s text:c="2"/>0.047475 <text:s text:c="2"/>0.026500 <text:s text:c="2"/>0.000125 <text:s text:c="2"/>0.000125 <text:s/>0.000000632 <text:s text:c="2"/>0.000040 <text:s/>-0.000118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0 <text:s/>0.706104005 <text:s/>0.000000000 <text:s/>0.001 4.200094e-03 <text:s/>1.787459e-14 <text:s/>4.200094e-03 <text:s text:c="2"/>29.192 <text:s/>29.002 <text:s/>41.149 <text:s/>3.351623e-14 <text:s text:c="2"/>0.047475 <text:s/>-0.020700 <text:s text:c="2"/>0.000104 <text:s text:c="2"/>0.000104 <text:s/>0.000000364 <text:s text:c="2"/>0.000033 <text:s/>-0.000099 <text:s/>30.00 FRBelow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FC30-L0.18-A28-SNAHYP <text:s/>11.501 <text:s/>0.706104005 <text:s/>0.000000000 <text:s/>0.001 4.200094e-03 <text:s/>1.301129e-14 <text:s/>4.200094e-03 <text:s text:c="2"/>29.192 <text:s/>29.002 <text:s/>41.149 <text:s/>1.913195e-14 <text:s text:c="2"/>0.047475 <text:s text:c="2"/>0.008680 <text:s text:c="2"/>0.000113 <text:s text:c="2"/>0.000113 <text:s/>0.000000208 <text:s text:c="2"/>0.000036 <text:s/>-0.000107 <text:s/>30.00 FRAboveLimit 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<text:s/>NOTE: u_next_zero FIRST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SECOND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THIRD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OURTH 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NOTE: u_next_zero FIFTH <text:s/>occurance of (u_next &lt; 1.0E-14)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RUN ERROR .... RECURSIVE NON STOP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Five(5) consecutive occurances of (u_next &lt; 1.0E-14)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Execute exit(1) at line 1310 in main(). 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<text:s/>STATUS: 0 </text:p>
          </table:table-cell>
          <table:table-cell office:value-type="string" calcext:value-type="string">
            <text:p><text:s/>NOT ACTIVATED, 1 ACTIVATED 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 VALUE NOT CHANGING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val_constant_1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2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3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4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val_constant_5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u_next VALUE BECOMES ZERO CONSECUTIVELY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u_next_zero_1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2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3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4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u_next_zero_5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EXIT ON INTERPOLATED POINTS EXCEEDING 50,000 LINE LIMIT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 calcext:value-type="string">
            <text:p>display_line_limit_03K_BELOW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3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05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K </text:p>
          </table:table-cell>
          <table:table-cell office:value-type="float" office:value="1" calcext:value-type="float">
            <text:p>1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2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3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45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5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play_line_limit_100K_ABOVE </text:p>
          </table:table-cell>
          <table:table-cell office:value-type="float" office:value="0" calcext:value-type="float">
            <text:p>0.000000000000E+00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[2023-10-06 17:58:37] process exited with status 1, elapsed time: 08.67s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ALHAMDULILLAH 3 TIMES</text:p>
          </table:table-cell>
          <table:table-cell table:number-columns-repeated="2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12" loext:min-decimal-places="12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2">00/00/0000</text:date>, <text:time style:data-style-name="N2" text:time-value="09:23:25.63520688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8T22:15:32.923349697</meta:creation-date>
    <meta:generator>LibreOffice/6.4.7.2$Linux_X86_64 LibreOffice_project/40$Build-2</meta:generator>
    <dc:date>2023-10-22T10:11:42.253052653</dc:date>
    <meta:editing-duration>PT3H49M48S</meta:editing-duration>
    <meta:editing-cycles>25</meta:editing-cycles>
    <meta:document-statistic meta:table-count="2" meta:cell-count="1996" meta:object-count="0"/>
  </office:meta>
</office:document-meta>
</file>